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d320" draw:textarea-horizontal-align="justify" draw:textarea-vertical-align="middle" draw:auto-grow-height="false" fo:padding-top="0cm" fo:padding-bottom="0cm"/>
    </style:style>
    <style:style style:name="gr3" style:family="graphic" style:parent-style-name="standard">
      <style:graphic-properties draw:fill="solid" draw:fill-color="#ff950e" draw:textarea-horizontal-align="justify" draw:textarea-vertical-align="middle" draw:auto-grow-height="false" fo:padding-top="0cm" fo:padding-bottom="0.2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fill="solid" draw:fill-color="#e6e64c" draw:textarea-horizontal-align="justify" draw:textarea-vertical-align="middle" draw:auto-grow-height="false" fo:padding-top="0cm" fo:padding-bottom="0.2cm"/>
    </style:style>
    <style:style style:name="gr6" style:family="graphic" style:parent-style-name="standard">
      <style:graphic-properties draw:fill="solid" draw:fill-color="#ffff99" draw:textarea-horizontal-align="justify" draw:textarea-vertical-align="middle" draw:auto-grow-height="false" fo:padding-top="0cm" fo:padding-bottom="0.2cm"/>
    </style:style>
    <style:style style:name="gr7" style:family="graphic" style:parent-style-name="standard">
      <style:graphic-properties draw:fill="solid" draw:fill-color="#cccc00" draw:textarea-horizontal-align="justify" draw:textarea-vertical-align="middle" draw:auto-grow-height="false" fo:padding-top="0cm" fo:padding-bottom="0.2cm"/>
    </style:style>
    <style:style style:name="gr8" style:family="graphic" style:parent-style-name="standard">
      <style:graphic-properties draw:fill="solid" draw:fill-color="#e6e6ff" draw:textarea-horizontal-align="justify" draw:textarea-vertical-align="middle" draw:auto-grow-height="false"/>
    </style:style>
    <style:style style:name="gr9" style:family="graphic" style:parent-style-name="standard">
      <style:graphic-properties draw:fill="solid" draw:fill-color="#ffff66" draw:textarea-horizontal-align="justify" draw:textarea-vertical-align="middle" draw:auto-grow-height="false" fo:padding-top="0cm" fo:padding-bottom="0.2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>
      <style:graphic-properties draw:fill="solid" draw:fill-color="#23ff23" draw:textarea-horizontal-align="justify" draw:textarea-vertical-align="middle" draw:auto-grow-height="false"/>
    </style:style>
    <style:style style:name="gr12" style:family="graphic" style:parent-style-name="standard">
      <style:graphic-properties draw:fill="solid" draw:fill-color="#33cc66" draw:textarea-horizontal-align="justify" draw:textarea-vertical-align="middle" draw:auto-grow-height="false"/>
    </style:style>
    <style:style style:name="gr13" style:family="graphic" style:parent-style-name="objectwithoutfill">
      <style:graphic-properties draw:marker-end="Arrow" draw:marker-end-width="0.2cm" draw:fill="none" draw:textarea-vertical-align="middle"/>
    </style:style>
    <style:style style:name="gr14" style:family="graphic" style:parent-style-name="objectwithoutfill">
      <style:graphic-properties draw:marker-start="Arrow" draw:marker-end="" draw:marker-end-width="0.2cm" draw:fill="none" draw:textarea-vertical-align="middle"/>
    </style:style>
    <style:style style:name="gr15" style:family="graphic" style:parent-style-name="objectwithoutfill">
      <style:graphic-properties draw:marker-end="Arrow" draw:fill="none" draw:textarea-vertical-align="middle"/>
    </style:style>
    <style:style style:name="gr16" style:family="graphic" style:parent-style-name="objectwithoutfill">
      <style:graphic-properties draw:marker-start="Arrow" draw:fill="none" draw:textarea-vertical-align="middle"/>
    </style:style>
    <style:style style:name="gr17" style:family="graphic" style:parent-style-name="standard">
      <style:graphic-properties draw:fill="solid" draw:fill-color="#ffcc99" draw:textarea-horizontal-align="justify" draw:textarea-vertical-align="middle" draw:auto-grow-height="false"/>
    </style:style>
    <style:style style:name="gr18" style:family="graphic" style:parent-style-name="standard">
      <style:graphic-properties draw:fill="solid" draw:fill-color="#cfe7f5" draw:textarea-horizontal-align="justify" draw:textarea-vertical-align="middle" draw:auto-grow-height="false"/>
    </style:style>
    <style:style style:name="gr19" style:family="graphic" style:parent-style-name="standard">
      <style:graphic-properties draw:fill="solid" draw:fill-color="#ffff99" draw:textarea-horizontal-align="justify" draw:textarea-vertical-align="middle" draw:auto-grow-height="false"/>
    </style:style>
    <style:style style:name="gr20" style:family="graphic" style:parent-style-name="objectwithoutfill">
      <style:graphic-properties draw:stroke="dash" draw:stroke-dash="Ultrafine_20_Dashed" draw:marker-start="" draw:marker-end="" draw:marker-end-width="0.2cm" draw:fill="none" draw:textarea-vertical-align="middle"/>
    </style:style>
    <style:style style:name="gr21" style:family="graphic" style:parent-style-name="objectwithoutfill">
      <style:graphic-properties draw:stroke="dash" draw:stroke-dash="Ultrafine_20_2_20_Dots_20_3_20_Dashes" draw:fill="none" draw:textarea-vertical-align="middle"/>
    </style:style>
    <style:style style:name="gr22" style:family="graphic" style:parent-style-name="standard">
      <style:graphic-properties draw:stroke="none" draw:fill="none" fo:min-height="0.95cm"/>
    </style:style>
    <style:style style:name="gr23" style:family="graphic" style:parent-style-name="standard">
      <style:graphic-properties draw:stroke="none" draw:fill="none" fo:min-height="0.451cm"/>
    </style:style>
    <style:style style:name="gr24" style:family="graphic" style:parent-style-name="standard">
      <style:graphic-properties draw:stroke="none" svg:stroke-color="#000000" draw:fill="solid" draw:fill-color="#ffff99" draw:textarea-horizontal-align="left" draw:auto-grow-height="true" draw:auto-grow-width="true" fo:min-height="0cm" fo:min-width="0cm"/>
    </style:style>
    <style:style style:name="gr25" style:family="graphic" style:parent-style-name="standard">
      <style:graphic-properties draw:textarea-horizontal-align="center" draw:textarea-vertical-align="bottom" draw:auto-grow-height="false"/>
    </style:style>
    <style:style style:name="gr26" style:family="graphic" style:parent-style-name="standard">
      <style:graphic-properties draw:stroke="dash" draw:stroke-dash="Dashed_20__28_var_29_" draw:fill="none" draw:textarea-horizontal-align="right" draw:textarea-vertical-align="bottom" draw:auto-grow-height="false"/>
    </style:style>
    <style:style style:name="gr27" style:family="graphic" style:parent-style-name="standard">
      <style:graphic-properties draw:textarea-horizontal-align="justify" draw:textarea-vertical-align="middle" draw:auto-grow-height="false"/>
    </style:style>
    <style:style style:name="gr28" style:family="graphic" style:parent-style-name="objectwithoutfill">
      <style:graphic-properties draw:marker-start="" draw:marker-end="" draw:marker-end-width="0.3cm" draw:fill="none" draw:textarea-vertical-align="middle"/>
    </style:style>
    <style:style style:name="gr29" style:family="graphic" style:parent-style-name="objectwithoutfill">
      <style:graphic-properties draw:marker-start="" draw:marker-end="Arrow" draw:marker-end-width="0.2cm" draw:fill="none" draw:textarea-vertical-align="middle"/>
    </style:style>
    <style:style style:name="gr30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gr31" style:family="graphic" style:parent-style-name="objectwithoutfill">
      <style:graphic-properties draw:marker-start="" draw:marker-end="" draw:fill="none" draw:textarea-vertical-align="middle"/>
    </style:style>
    <style:style style:name="gr32" style:family="graphic" style:parent-style-name="objectwithoutfill">
      <style:graphic-properties draw:marker-start="Arrow" draw:marker-end="" draw:fill="none" draw:textarea-vertical-align="middle"/>
    </style:style>
    <style:style style:name="gr33" style:family="graphic" style:parent-style-name="standard">
      <style:graphic-properties draw:textarea-horizontal-align="justify" draw:textarea-vertical-align="middle" draw:auto-grow-height="false"/>
    </style:style>
    <style:style style:name="gr34" style:family="graphic" style:parent-style-name="standard">
      <style:graphic-properties draw:stroke="dash" draw:stroke-dash="Dashed_20__28_var_29_" draw:fill="none" draw:textarea-horizontal-align="left" draw:textarea-vertical-align="top" draw:auto-grow-height="false"/>
    </style:style>
    <style:style style:name="gr35" style:family="graphic" style:parent-style-name="standard">
      <style:graphic-properties draw:stroke="dash" draw:stroke-dash="Dashed_20__28_var_29_" draw:fill="none" draw:textarea-horizontal-align="left" draw:textarea-vertical-align="bottom" draw:auto-grow-height="false"/>
    </style:style>
    <style:style style:name="gr36" style:family="graphic" style:parent-style-name="objectwithoutfill">
      <style:graphic-properties draw:stroke="dash" draw:stroke-dash="Fine_20_Dashed_20__28_var_29_" draw:marker-end="Arrow" draw:marker-end-width="0.2cm" draw:fill="none" draw:textarea-vertical-align="middle"/>
    </style:style>
    <style:style style:name="gr37" style:family="graphic" style:parent-style-name="standard">
      <style:graphic-properties draw:textarea-horizontal-align="left" draw:textarea-vertical-align="top" draw:auto-grow-height="false"/>
    </style:style>
    <style:style style:name="gr38" style:family="graphic" style:parent-style-name="standard">
      <style:graphic-properties draw:textarea-horizontal-align="center" draw:textarea-vertical-align="middle" draw:auto-grow-height="false"/>
    </style:style>
    <style:style style:name="gr39" style:family="graphic" style:parent-style-name="standard">
      <style:graphic-properties draw:fill="solid" draw:fill-color="#e6e6e6" draw:textarea-horizontal-align="center" draw:textarea-vertical-align="middle" draw:auto-grow-height="false"/>
    </style:style>
    <style:style style:name="gr40" style:family="graphic" style:parent-style-name="objectwithoutfill">
      <style:graphic-properties draw:marker-start="Arrow" draw:marker-end="Arrow" draw:marker-end-width="0.2cm" draw:fill="none" draw:textarea-vertical-align="middle"/>
    </style:style>
    <style:style style:name="gr41" style:family="graphic" style:parent-style-name="standard">
      <style:graphic-properties draw:fill="solid" draw:fill-color="#3deb3d" draw:textarea-horizontal-align="justify" draw:textarea-vertical-align="middle" draw:auto-grow-height="false"/>
    </style:style>
    <style:style style:name="gr42" style:family="graphic" style:parent-style-name="standard">
      <style:graphic-properties draw:fill="solid" draw:textarea-horizontal-align="justify" draw:textarea-vertical-align="middle" draw:auto-grow-height="false"/>
    </style:style>
    <style:style style:name="gr43" style:family="graphic" style:parent-style-name="standard">
      <style:graphic-properties draw:fill="solid" draw:fill-color="#83caff" draw:textarea-horizontal-align="justify" draw:textarea-vertical-align="middle" draw:auto-grow-height="false"/>
    </style:style>
    <style:style style:name="gr44" style:family="graphic" style:parent-style-name="standard">
      <style:graphic-properties draw:fill="solid" draw:fill-color="#cfe7f5" draw:textarea-horizontal-align="left" draw:textarea-vertical-align="bottom" draw:auto-grow-height="false"/>
    </style:style>
    <style:style style:name="gr45" style:family="graphic" style:parent-style-name="objectwithoutfill">
      <style:graphic-properties draw:stroke="dash" draw:stroke-dash="Fine_20_Dashed_20__28_var_29_" draw:marker-start="" draw:marker-end="Arrowhead_20_5" draw:marker-end-width="0.2cm" draw:fill="none" draw:textarea-vertical-align="middle"/>
    </style:style>
    <style:style style:name="gr46" style:family="graphic" style:parent-style-name="standard">
      <style:graphic-properties draw:fill="solid" draw:fill-color="#00dcff" draw:textarea-horizontal-align="justify" draw:textarea-vertical-align="middle" draw:auto-grow-height="false"/>
    </style:style>
    <style:style style:name="gr47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48" style:family="graphic" style:parent-style-name="objectwithoutfill">
      <style:graphic-properties draw:stroke="dash" draw:stroke-dash="Fine_20_Dashed_20__28_var_29_" draw:marker-end="Arrowhead_20_13" draw:marker-end-width="0.2cm" draw:fill="none" draw:textarea-vertical-align="middle"/>
    </style:style>
    <style:style style:name="gr49" style:family="graphic" style:parent-style-name="standard">
      <style:graphic-properties draw:fill="solid" draw:fill-color="#ffcc99" draw:textarea-horizontal-align="center" draw:textarea-vertical-align="middle" draw:auto-grow-height="false"/>
    </style:style>
    <style:style style:name="gr50" style:family="graphic" style:parent-style-name="objectwithoutfill">
      <style:graphic-properties draw:stroke="dash" draw:stroke-dash="Dashed_20__28_var_29_" draw:marker-start="" draw:marker-end="Arrowhead_20_10" draw:marker-end-width="0.2cm" draw:fill="none" draw:textarea-vertical-align="middle"/>
    </style:style>
    <style:style style:name="gr51" style:family="graphic" style:parent-style-name="standard">
      <style:graphic-properties draw:fill="solid" draw:fill-color="#ffffcc" draw:textarea-horizontal-align="left" draw:textarea-vertical-align="top" draw:auto-grow-height="false"/>
    </style:style>
    <style:style style:name="gr52" style:family="graphic" style:parent-style-name="standard">
      <style:graphic-properties draw:fill="solid" draw:fill-color="#ffff66" draw:textarea-horizontal-align="justify" draw:textarea-vertical-align="middle" draw:auto-grow-height="false"/>
    </style:style>
    <style:style style:name="gr53" style:family="graphic" style:parent-style-name="standard">
      <style:graphic-properties draw:fill="solid" draw:fill-color="#ffffcc" draw:textarea-horizontal-align="center" draw:textarea-vertical-align="middle" draw:auto-grow-height="false"/>
    </style:style>
    <style:style style:name="gr54" style:family="graphic" style:parent-style-name="objectwithoutfill">
      <style:graphic-properties draw:stroke="solid" draw:stroke-dash="Fine_20_Dashed_20__28_var_29_" draw:marker-end="Arrow" draw:marker-end-width="0.2cm" draw:fill="none" draw:textarea-vertical-align="middle"/>
    </style:style>
    <style:style style:name="gr55" style:family="graphic" style:parent-style-name="objectwithoutfill">
      <style:graphic-properties draw:marker-start="Arrow" draw:marker-end="" draw:marker-end-width="0.2cm" draw:fill="solid" draw:fill-color="#ffffcc" draw:textarea-vertical-align="middle"/>
    </style:style>
    <style:style style:name="gr56" style:family="graphic" style:parent-style-name="standard">
      <style:graphic-properties draw:fill="solid" draw:fill-color="#94bd5e" draw:textarea-horizontal-align="justify" draw:textarea-vertical-align="middle" draw:auto-grow-height="false"/>
    </style:style>
    <style:style style:name="gr57" style:family="graphic" style:parent-style-name="standard">
      <style:graphic-properties draw:fill="solid" draw:fill-color="#00ff00" draw:textarea-horizontal-align="justify" draw:textarea-vertical-align="middle" draw:auto-grow-height="false"/>
    </style:style>
    <style:style style:name="gr58" style:family="graphic" style:parent-style-name="standard">
      <style:graphic-properties draw:fill="solid" draw:fill-color="#ff8080" draw:textarea-horizontal-align="justify" draw:textarea-vertical-align="middle" draw:auto-grow-height="false"/>
    </style:style>
    <style:style style:name="gr59" style:family="graphic" style:parent-style-name="standard">
      <style:graphic-properties draw:fill="solid" draw:fill-color="#ffcc99" draw:textarea-horizontal-align="justify" draw:textarea-vertical-align="middle" draw:auto-grow-height="false"/>
    </style:style>
    <style:style style:name="gr60" style:family="graphic" style:parent-style-name="standard">
      <style:graphic-properties draw:fill="solid" draw:fill-color="#ffd320" draw:textarea-horizontal-align="justify" draw:textarea-vertical-align="middle" draw:auto-grow-height="false"/>
    </style:style>
    <style:style style:name="gr61" style:family="graphic" style:parent-style-name="standard">
      <style:graphic-properties draw:fill="solid" draw:fill-color="#cfe7f5" draw:textarea-horizontal-align="justify" draw:textarea-vertical-align="middle" draw:auto-grow-height="false"/>
    </style:style>
    <style:style style:name="gr62" style:family="graphic" style:parent-style-name="standard">
      <style:graphic-properties draw:fill="solid" draw:fill-color="#23b8dc" draw:textarea-horizontal-align="justify" draw:textarea-vertical-align="middle" draw:auto-grow-height="false"/>
    </style:style>
    <style:style style:name="gr63" style:family="graphic" style:parent-style-name="standard">
      <style:graphic-properties draw:fill="solid" draw:fill-color="#e6e6ff" draw:textarea-horizontal-align="justify" draw:textarea-vertical-align="middle" draw:auto-grow-height="false"/>
    </style:style>
    <style:style style:name="gr64" style:family="graphic" style:parent-style-name="standard">
      <style:graphic-properties draw:fill="solid" draw:fill-color="#33cc66" draw:textarea-horizontal-align="justify" draw:textarea-vertical-align="middle" draw:auto-grow-height="false"/>
    </style:style>
    <style:style style:name="gr65" style:family="graphic" style:parent-style-name="standard">
      <style:graphic-properties draw:fill="solid" draw:fill-color="#ff950e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FreeSerif" style:font-family-generic="roman" style:font-pitch="variable" fo:font-size="16pt" style:font-size-asian="16pt" style:font-size-complex="16pt"/>
    </style:style>
    <style:style style:name="P3" style:family="paragraph">
      <style:paragraph-properties fo:text-align="center"/>
      <style:text-properties fo:font-size="13pt" style:font-size-asian="13pt" style:font-size-complex="13pt"/>
    </style:style>
    <style:style style:name="P4" style:family="paragraph">
      <style:paragraph-properties fo:text-align="center"/>
      <style:text-properties fo:font-size="12pt" style:font-size-asian="12pt" style:font-size-complex="12pt"/>
    </style:style>
    <style:style style:name="P5" style:family="paragraph">
      <style:text-properties fo:font-size="14pt" style:font-size-asian="14pt" style:font-size-complex="14pt"/>
    </style:style>
    <style:style style:name="P6" style:family="paragraph">
      <style:paragraph-properties fo:text-align="center"/>
      <style:text-properties fo:font-size="18pt" style:font-size-asian="18pt" style:font-size-complex="18pt"/>
    </style:style>
    <style:style style:name="P7" style:family="paragraph">
      <style:text-properties fo:font-size="14pt" fo:font-weight="normal" style:font-size-asian="14pt" style:font-weight-asian="normal" style:font-size-complex="14pt" style:font-weight-complex="normal"/>
    </style:style>
    <style:style style:name="P8" style:family="paragraph">
      <style:text-properties fo:font-size="15pt" style:font-size-asian="15pt" style:font-size-complex="15pt"/>
    </style:style>
    <style:style style:name="P9" style:family="paragraph">
      <style:text-properties fo:font-style="italic" style:font-style-asian="italic" style:font-style-complex="italic"/>
    </style:style>
    <style:style style:name="P10" style:family="paragraph">
      <style:paragraph-properties fo:text-align="center"/>
      <style:text-properties fo:font-size="14pt" fo:font-style="italic" style:font-size-asian="14pt" style:font-style-asian="italic" style:font-size-complex="14pt" style:font-style-complex="italic"/>
    </style:style>
    <style:style style:name="P11" style:family="paragraph">
      <style:paragraph-properties fo:text-align="center"/>
      <style:text-properties fo:font-size="14pt" style:font-size-asian="14pt" style:font-size-complex="14pt"/>
    </style:style>
    <style:style style:name="P12" style:family="paragraph">
      <style:paragraph-properties fo:text-align="center"/>
      <style:text-properties fo:font-size="11pt" style:font-size-asian="11pt" style:font-size-complex="11pt"/>
    </style:style>
    <style:style style:name="P13" style:family="paragraph">
      <style:paragraph-properties fo:text-align="start"/>
    </style:style>
    <style:style style:name="P14" style:family="paragraph">
      <style:paragraph-properties fo:text-align="start"/>
      <style:text-properties fo:font-size="14pt" fo:font-style="italic" style:font-size-asian="14pt" style:font-style-asian="italic" style:font-size-complex="14pt" style:font-style-complex="italic"/>
    </style:style>
    <style:style style:name="P15" style:family="paragraph">
      <style:paragraph-properties fo:text-align="center"/>
      <style:text-properties fo:font-size="10pt" fo:font-weight="normal" style:font-size-asian="10pt" style:font-weight-asian="normal" style:font-size-complex="10pt" style:font-weight-complex="normal"/>
    </style:style>
    <style:style style:name="P16" style:family="paragraph">
      <style:paragraph-properties fo:text-align="start"/>
      <style:text-properties fo:font-size="14pt" style:font-size-asian="14pt" style:font-size-complex="14pt"/>
    </style:style>
    <style:style style:name="P17" style:family="paragraph"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family="FreeSerif" style:font-style-name="Обычный" style:font-family-generic="roman" fo:font-size="18pt" style:font-family-asian="FreeSerif" style:font-style-name-asian="Обычный" style:font-family-generic-asian="roman" style:font-size-asian="18pt" style:font-family-complex="FreeSerif" style:font-style-name-complex="Обычный" style:font-family-generic-complex="roman" style:font-size-complex="18pt"/>
    </style:style>
    <style:style style:name="T2" style:family="text">
      <style:text-properties fo:font-family="FreeSerif" style:font-style-name="Обычный" style:font-family-generic="roman" fo:font-size="20pt" style:font-family-asian="FreeSerif" style:font-style-name-asian="Обычный" style:font-family-generic-asian="roman" style:font-size-asian="20pt" style:font-family-complex="FreeSerif" style:font-style-name-complex="Обычный" style:font-family-generic-complex="roman" style:font-size-complex="20pt"/>
    </style:style>
    <style:style style:name="T3" style:family="text">
      <style:text-properties fo:font-size="13pt" style:font-size-asian="13pt" style:font-size-complex="13pt"/>
    </style:style>
    <style:style style:name="T4" style:family="text">
      <style:text-properties fo:font-family="FreeSerif" style:font-style-name="Обычный" style:font-family-generic="roman" fo:font-size="15pt" style:font-family-asian="FreeSerif" style:font-style-name-asian="Обычный" style:font-family-generic-asian="roman" style:font-size-asian="15pt" style:font-family-complex="FreeSerif" style:font-style-name-complex="Обычный" style:font-family-generic-complex="roman" style:font-size-complex="15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family="FreeSerif" style:font-style-name="Обычный" style:font-family-generic="roman" fo:font-size="16pt" style:font-family-asian="FreeSerif" style:font-style-name-asian="Обычный" style:font-family-generic-asian="roman" style:font-size-asian="16pt" style:font-family-complex="FreeSerif" style:font-style-name-complex="Обычный" style:font-family-generic-complex="roman" style:font-size-complex="16pt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font-size="14pt" fo:font-weight="normal" style:font-size-asian="14pt" style:font-weight-asian="normal" style:font-size-complex="14pt" style:font-weight-complex="normal"/>
    </style:style>
    <style:style style:name="T9" style:family="text">
      <style:text-properties fo:font-size="15pt" style:font-size-asian="15pt" style:font-size-complex="15pt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ize="14pt" fo:font-style="italic" style:font-size-asian="14pt" style:font-style-asian="italic" style:font-size-complex="14pt" style:font-style-complex="italic"/>
    </style:style>
    <style:style style:name="T12" style:family="text">
      <style:text-properties fo:font-size="11pt" style:font-size-asian="11pt" style:font-size-complex="11pt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size="10pt" fo:font-weight="normal" style:font-size-asian="10pt" style:font-weight-asian="normal" style:font-size-complex="10pt" style:font-weight-complex="normal"/>
    </style:style>
    <style:style style:name="T16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2cm" svg:height="1.2cm" svg:x="3.6cm" svg:y="10.4cm">
          <text:p text:style-name="P1"><text:span text:style-name="T1">♟</text:span></text:p>
          <draw:enhanced-geometry svg:viewBox="0 0 21600 21600" draw:mirror-vertical="false" draw:mirror-horizont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3" draw:layer="layout" svg:width="3.1cm" svg:height="2.9cm" svg:x="4.052cm" svg:y="3.112cm">
          <text:p text:style-name="P1"><text:span text:style-name="T2">♚</text:span></text:p>
          <text:p text:style-name="P1"><text:span text:style-name="T3">facebook</text:span></text:p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" draw:text-style-name="P3" draw:layer="layout" svg:width="2.5cm" svg:height="2cm" svg:x="13.752cm" svg:y="4.012cm">
          <text:p text:style-name="P1"><text:span text:style-name="T2">♚</text:span></text:p>
          <text:p text:style-name="P1"><text:span text:style-name="T3">vk</text:span></text:p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1.2cm" svg:height="1.2cm" svg:x="10.8cm" svg:y="10.4cm">
          <text:p text:style-name="P1"><text:span text:style-name="T1">♟</text:span></text:p>
          <draw:enhanced-geometry svg:viewBox="0 0 21600 21600" draw:mirror-vertical="false" draw:mirror-horizont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2cm" svg:height="1.2cm" svg:x="9.1cm" svg:y="10.4cm">
          <text:p text:style-name="P1"><text:span text:style-name="T1">♟</text:span></text:p>
          <draw:enhanced-geometry svg:viewBox="0 0 21600 21600" draw:mirror-vertical="false" draw:mirror-horizont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2cm" svg:height="1.2cm" svg:x="7.3cm" svg:y="10.4cm">
          <text:p text:style-name="P1"><text:span text:style-name="T1">♟</text:span></text:p>
          <draw:enhanced-geometry svg:viewBox="0 0 21600 21600" draw:mirror-vertical="false" draw:mirror-horizont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2cm" svg:height="1.2cm" svg:x="5.4cm" svg:y="10.4cm">
          <text:p text:style-name="P1"><text:span text:style-name="T1">♟</text:span></text:p>
          <draw:enhanced-geometry svg:viewBox="0 0 21600 21600" draw:mirror-vertical="false" draw:mirror-horizont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2cm" svg:height="1.2cm" svg:x="16.2cm" svg:y="10.4cm">
          <text:p text:style-name="P1"><text:span text:style-name="T1">♟</text:span></text:p>
          <draw:enhanced-geometry svg:viewBox="0 0 21600 21600" draw:mirror-vertical="false" draw:mirror-horizont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2cm" svg:height="1.2cm" svg:x="14.5cm" svg:y="10.4cm">
          <text:p text:style-name="P1"><text:span text:style-name="T1">♟</text:span></text:p>
          <draw:enhanced-geometry svg:viewBox="0 0 21600 21600" draw:mirror-vertical="false" draw:mirror-horizont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2cm" svg:height="1.2cm" svg:x="12.7cm" svg:y="10.4cm">
          <text:p text:style-name="P1"><text:span text:style-name="T1">♟</text:span></text:p>
          <draw:enhanced-geometry svg:viewBox="0 0 21600 21600" draw:mirror-vertical="false" draw:mirror-horizontal="false" draw:glue-points="10800 0 0 10800 10800 21600 21600 10800" draw:text-areas="5400 5400 16200 16200" draw:type="diamond" draw:enhanced-path="M 10800 0 L 21600 10800 10800 21600 0 10800 10800 0 Z N"/>
        </draw:custom-shape>
        <draw:line draw:style-name="gr4" draw:text-style-name="P1" draw:layer="layout" svg:x1="4.2cm" svg:y1="10.4cm" svg:x2="5.6cm" svg:y2="6cm">
          <text:p/>
        </draw:line>
        <draw:line draw:style-name="gr4" draw:text-style-name="P1" draw:layer="layout" svg:x1="5.6cm" svg:y1="6cm" svg:x2="6.052cm" svg:y2="10.412cm">
          <text:p/>
        </draw:line>
        <draw:line draw:style-name="gr4" draw:text-style-name="P1" draw:layer="layout" svg:x1="5.6cm" svg:y1="6cm" svg:x2="7.9cm" svg:y2="10.4cm">
          <text:p/>
        </draw:line>
        <draw:line draw:style-name="gr4" draw:text-style-name="P1" draw:layer="layout" svg:x1="5.6cm" svg:y1="6cm" svg:x2="9.652cm" svg:y2="10.412cm">
          <text:p/>
        </draw:line>
        <draw:line draw:style-name="gr4" draw:text-style-name="P1" draw:layer="layout" svg:x1="11.4cm" svg:y1="10.4cm" svg:x2="5.6cm" svg:y2="6cm">
          <text:p/>
        </draw:line>
        <draw:line draw:style-name="gr4" draw:text-style-name="P1" draw:layer="layout" svg:x1="9.7cm" svg:y1="10.4cm" svg:x2="15cm" svg:y2="6cm">
          <text:p/>
        </draw:line>
        <draw:line draw:style-name="gr4" draw:text-style-name="P1" draw:layer="layout" svg:x1="11.4cm" svg:y1="10.4cm" svg:x2="15cm" svg:y2="6cm">
          <text:p/>
        </draw:line>
        <draw:line draw:style-name="gr4" draw:text-style-name="P1" draw:layer="layout" svg:x1="13.3cm" svg:y1="10.4cm" svg:x2="15cm" svg:y2="6cm">
          <text:p/>
        </draw:line>
        <draw:line draw:style-name="gr4" draw:text-style-name="P1" draw:layer="layout" svg:x1="15.1cm" svg:y1="10.4cm" svg:x2="15cm" svg:y2="6cm">
          <text:p/>
        </draw:line>
        <draw:line draw:style-name="gr4" draw:text-style-name="P1" draw:layer="layout" svg:x1="16.8cm" svg:y1="10.4cm" svg:x2="15cm" svg:y2="6cm">
          <text:p/>
        </draw:line>
        <draw:custom-shape draw:style-name="gr5" draw:text-style-name="P4" draw:layer="layout" svg:width="1.8cm" svg:height="1.8cm" svg:x="4.7cm" svg:y="19.2cm">
          <text:p text:style-name="P1"><text:span text:style-name="T4">♜</text:span></text:p>
          <text:p text:style-name="P1"><text:span text:style-name="T5">serv1</text:span></text:p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draw:custom-shape draw:style-name="gr6" draw:text-style-name="P1" draw:layer="layout" svg:width="1.8cm" svg:height="1.8cm" svg:x="7.084cm" svg:y="16.329cm">
          <text:p text:style-name="P1"><text:span text:style-name="T6">♚</text:span></text:p>
          <text:p text:style-name="P1"><text:span text:style-name="T5">serv3</text:span></text:p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draw:custom-shape draw:style-name="gr7" draw:text-style-name="P1" draw:layer="layout" svg:width="1.8cm" svg:height="1.8cm" svg:x="9.4cm" svg:y="20.2cm">
          <text:p text:style-name="P1"><text:span text:style-name="T4">♜</text:span></text:p>
          <text:p text:style-name="P1"><text:span text:style-name="T5">serv2</text:span></text:p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draw:custom-shape draw:style-name="gr8" draw:text-style-name="P1" draw:layer="layout" svg:width="1.2cm" svg:height="1.2cm" svg:x="3.4cm" svg:y="24.9cm">
          <text:p text:style-name="P1"><text:span text:style-name="T1">♟</text:span></text:p>
          <draw:enhanced-geometry svg:viewBox="0 0 21600 21600" draw:mirror-vertical="false" draw:mirror-horizont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1" draw:layer="layout" svg:width="1.2cm" svg:height="1.2cm" svg:x="10.6cm" svg:y="24.9cm">
          <text:p text:style-name="P1"><text:span text:style-name="T1">♟</text:span></text:p>
          <draw:enhanced-geometry svg:viewBox="0 0 21600 21600" draw:mirror-vertical="false" draw:mirror-horizont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1" draw:layer="layout" svg:width="1.2cm" svg:height="1.2cm" svg:x="8.9cm" svg:y="24.9cm">
          <text:p text:style-name="P1"><text:span text:style-name="T1">♟</text:span></text:p>
          <draw:enhanced-geometry svg:viewBox="0 0 21600 21600" draw:mirror-vertical="false" draw:mirror-horizont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1" draw:layer="layout" svg:width="1.2cm" svg:height="1.2cm" svg:x="7.1cm" svg:y="24.9cm">
          <text:p text:style-name="P1"><text:span text:style-name="T1">♟</text:span></text:p>
          <draw:enhanced-geometry svg:viewBox="0 0 21600 21600" draw:mirror-vertical="false" draw:mirror-horizont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1" draw:layer="layout" svg:width="1.2cm" svg:height="1.2cm" svg:x="5.2cm" svg:y="24.9cm">
          <text:p text:style-name="P1"><text:span text:style-name="T1">♟</text:span></text:p>
          <draw:enhanced-geometry svg:viewBox="0 0 21600 21600" draw:mirror-vertical="false" draw:mirror-horizont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1" draw:layer="layout" svg:width="1.2cm" svg:height="1.2cm" svg:x="16cm" svg:y="24.9cm">
          <text:p text:style-name="P1"><text:span text:style-name="T1">♟</text:span></text:p>
          <draw:enhanced-geometry svg:viewBox="0 0 21600 21600" draw:mirror-vertical="false" draw:mirror-horizont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1" draw:layer="layout" svg:width="1.2cm" svg:height="1.2cm" svg:x="14.3cm" svg:y="24.9cm">
          <text:p text:style-name="P1"><text:span text:style-name="T1">♟</text:span></text:p>
          <draw:enhanced-geometry svg:viewBox="0 0 21600 21600" draw:mirror-vertical="false" draw:mirror-horizont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1" draw:layer="layout" svg:width="1.2cm" svg:height="1.2cm" svg:x="12.5cm" svg:y="24.9cm">
          <text:p text:style-name="P1"><text:span text:style-name="T1">♟</text:span></text:p>
          <draw:enhanced-geometry svg:viewBox="0 0 21600 21600" draw:mirror-vertical="false" draw:mirror-horizont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" draw:layer="layout" svg:width="1.8cm" svg:height="1.8cm" svg:x="13.7cm" svg:y="17.5cm">
          <text:p text:style-name="P1"><text:span text:style-name="T6">♚</text:span></text:p>
          <text:p text:style-name="P1"><text:span text:style-name="T5">serv4</text:span></text:p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draw:line draw:style-name="gr4" draw:text-style-name="P1" draw:layer="layout" svg:x1="4cm" svg:y1="24.9cm" svg:x2="5.5cm" svg:y2="21cm">
          <text:p/>
        </draw:line>
        <draw:line draw:style-name="gr4" draw:text-style-name="P1" draw:layer="layout" svg:x1="5.8cm" svg:y1="24.9cm" svg:x2="5.5cm" svg:y2="21cm">
          <text:p/>
        </draw:line>
        <draw:line draw:style-name="gr4" draw:text-style-name="P1" draw:layer="layout" svg:x1="7.7cm" svg:y1="24.9cm" svg:x2="7.8cm" svg:y2="18.1cm">
          <text:p/>
        </draw:line>
        <draw:line draw:style-name="gr4" draw:text-style-name="P1" draw:layer="layout" svg:x1="9.5cm" svg:y1="24.9cm" svg:x2="10.2cm" svg:y2="22cm">
          <text:p/>
        </draw:line>
        <draw:line draw:style-name="gr4" draw:text-style-name="P1" draw:layer="layout" svg:x1="11.2cm" svg:y1="24.9cm" svg:x2="10.2cm" svg:y2="22cm">
          <text:p/>
        </draw:line>
        <draw:line draw:style-name="gr4" draw:text-style-name="P1" draw:layer="layout" svg:x1="13.1cm" svg:y1="24.9cm" svg:x2="14.6cm" svg:y2="19.3cm">
          <text:p/>
        </draw:line>
        <draw:line draw:style-name="gr4" draw:text-style-name="P1" draw:layer="layout" svg:x1="14.9cm" svg:y1="24.9cm" svg:x2="14.6cm" svg:y2="19.3cm">
          <text:p/>
        </draw:line>
        <draw:line draw:style-name="gr4" draw:text-style-name="P1" draw:layer="layout" svg:x1="16.6cm" svg:y1="24.9cm" svg:x2="14.6cm" svg:y2="19.3cm">
          <text:p/>
        </draw:line>
        <draw:line draw:style-name="gr4" draw:text-style-name="P1" draw:layer="layout" svg:x1="7.8cm" svg:y1="18.1cm" svg:x2="5.6cm" svg:y2="20.1cm">
          <text:p/>
        </draw:line>
        <draw:line draw:style-name="gr4" draw:text-style-name="P1" draw:layer="layout" svg:x1="8.023cm" svg:y1="17.267cm" svg:x2="13.7cm" svg:y2="18.4cm">
          <text:p/>
        </draw:line>
        <draw:line draw:style-name="gr4" draw:text-style-name="P1" draw:layer="layout" svg:x1="10.3cm" svg:y1="21.1cm" svg:x2="13.7cm" svg:y2="18.5cm">
          <text:p/>
        </draw:line>
        <draw:line draw:style-name="gr4" draw:text-style-name="P1" draw:layer="layout" svg:x1="7.8cm" svg:y1="18.1cm" svg:x2="9.4cm" svg:y2="21.2cm">
          <text:p/>
        </draw:line>
        <draw:frame draw:style-name="gr10" draw:text-style-name="P5" draw:layer="layout" svg:width="8.888cm" svg:height="0.806cm" svg:x="6.3cm" svg:y="1.8cm">
          <draw:text-box>
            <text:p><text:span text:style-name="T7">Централизованная социальная сеть</text:span></text:p>
          </draw:text-box>
        </draw:frame>
        <draw:frame draw:style-name="gr10" draw:text-style-name="P5" draw:layer="layout" svg:width="10.929cm" svg:height="0.806cm" svg:x="4.4cm" svg:y="14.5cm">
          <draw:text-box>
            <text:p><text:span text:style-name="T7">Частично децентрализованная сеть Diaspora</text:span></text:p>
          </draw:text-box>
        </draw:frame>
      </draw:page>
      <draw:page draw:name="page2" draw:style-name="dp1" draw:master-page-name="Default">
        <draw:custom-shape draw:style-name="gr11" draw:text-style-name="P1" draw:layer="layout" svg:width="0.927cm" svg:height="0.927cm" svg:x="3.827cm" svg:y="6.761cm">
          <text:p text:style-name="P1"><text:span text:style-name="T1">♞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927cm" svg:height="0.927cm" svg:x="6.052cm" svg:y="5.278cm">
          <text:p text:style-name="P1"><text:span text:style-name="T1">♞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0.927cm" svg:height="0.927cm" svg:x="8.834cm" svg:y="5cm">
          <text:p text:style-name="P1"><text:span text:style-name="T1">♞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927cm" svg:height="0.926cm" svg:x="6.145cm" svg:y="9.078cm">
          <text:p text:style-name="P1"><text:span text:style-name="T1">♞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927cm" svg:height="0.927cm" svg:x="8.741cm" svg:y="7.78cm">
          <text:p text:style-name="P1"><text:span text:style-name="T1">♞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0.927cm" svg:height="0.927cm" svg:x="11.708cm" svg:y="5cm">
          <text:p text:style-name="P1"><text:span text:style-name="T1">♞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0.927cm" svg:height="0.927cm" svg:x="14.119cm" svg:y="6.019cm">
          <text:p text:style-name="P1"><text:span text:style-name="T1">♞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0.927cm" svg:height="0.927cm" svg:x="15.88cm" svg:y="8.151cm">
          <text:p text:style-name="P1"><text:span text:style-name="T1">♞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0.927cm" svg:height="0.926cm" svg:x="15.973cm" svg:y="11.024cm">
          <text:p text:style-name="P1"><text:span text:style-name="T1">♞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928cm" svg:height="0.927cm" svg:x="15.138cm" svg:y="13.433cm">
          <text:p text:style-name="P1"><text:span text:style-name="T1">♞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0.927cm" svg:height="0.927cm" svg:x="3.92cm" svg:y="12.228cm">
          <text:p text:style-name="P1"><text:span text:style-name="T1">♞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0.927cm" svg:height="0.927cm" svg:x="11.986cm" svg:y="14.638cm">
          <text:p text:style-name="P1"><text:span text:style-name="T1">♞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0.927cm" svg:height="0.927cm" svg:x="2.9cm" svg:y="9.263cm">
          <text:p text:style-name="P1"><text:span text:style-name="T1">♞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0.927cm" svg:height="0.927cm" svg:x="5.867cm" svg:y="14.267cm">
          <text:p text:style-name="P1"><text:span text:style-name="T1">♞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928cm" svg:height="0.927cm" svg:x="8.926cm" svg:y="14.823cm">
          <text:p text:style-name="P1"><text:span text:style-name="T1">♞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927cm" svg:height="0.926cm" svg:x="8.37cm" svg:y="11.58cm">
          <text:p text:style-name="P1"><text:span text:style-name="T1">♞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927cm" svg:height="0.927cm" svg:x="12.079cm" svg:y="8.151cm">
          <text:p text:style-name="P1"><text:span text:style-name="T1">♞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927cm" svg:height="0.927cm" svg:x="12.079cm" svg:y="10.931cm">
          <text:p text:style-name="P1"><text:span text:style-name="T1">♞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6.794cm" svg:y1="6.112cm" svg:x2="8.741cm" svg:y2="11.58cm">
          <text:p/>
        </draw:line>
        <draw:line draw:style-name="gr4" draw:text-style-name="P1" draw:layer="layout" svg:x1="12.45cm" svg:y1="9.078cm" svg:x2="9.483cm" svg:y2="14.824cm">
          <text:p/>
        </draw:line>
        <draw:line draw:style-name="gr4" draw:text-style-name="P1" draw:layer="layout" svg:x1="6.331cm" svg:y1="9.912cm" svg:x2="4.662cm" svg:y2="12.321cm">
          <text:p/>
        </draw:line>
        <draw:line draw:style-name="gr4" draw:text-style-name="P1" draw:layer="layout" svg:x1="4.569cm" svg:y1="6.853cm" svg:x2="6.052cm" svg:y2="5.834cm">
          <text:p/>
        </draw:line>
        <draw:line draw:style-name="gr4" draw:text-style-name="P1" draw:layer="layout" svg:x1="6.979cm" svg:y1="5.648cm" svg:x2="8.833cm" svg:y2="5.463cm">
          <text:p/>
        </draw:line>
        <draw:line draw:style-name="gr4" draw:text-style-name="P1" draw:layer="layout" svg:x1="4.569cm" svg:y1="7.595cm" svg:x2="6.238cm" svg:y2="9.263cm">
          <text:p/>
        </draw:line>
        <draw:line draw:style-name="gr4" draw:text-style-name="P1" draw:layer="layout" svg:x1="9.297cm" svg:y1="5.927cm" svg:x2="9.297cm" svg:y2="7.78cm">
          <text:p/>
        </draw:line>
        <draw:line draw:style-name="gr4" draw:text-style-name="P1" draw:layer="layout" svg:x1="6.701cm" svg:y1="14.452cm" svg:x2="8.463cm" svg:y2="12.321cm">
          <text:p/>
        </draw:line>
        <draw:line draw:style-name="gr4" draw:text-style-name="P1" draw:layer="layout" svg:x1="3.827cm" svg:y1="9.726cm" svg:x2="6.145cm" svg:y2="9.541cm">
          <text:p/>
        </draw:line>
        <draw:line draw:style-name="gr4" draw:text-style-name="P1" draw:layer="layout" svg:x1="9.112cm" svg:y1="11.672cm" svg:x2="12.172cm" svg:y2="8.892cm">
          <text:p/>
        </draw:line>
        <draw:line draw:style-name="gr4" draw:text-style-name="P1" draw:layer="layout" svg:x1="9.575cm" svg:y1="7.965cm" svg:x2="11.8cm" svg:y2="5.741cm">
          <text:p/>
        </draw:line>
        <draw:line draw:style-name="gr4" draw:text-style-name="P1" draw:layer="layout" svg:x1="12.264cm" svg:y1="5.927cm" svg:x2="12.542cm" svg:y2="8.151cm">
          <text:p/>
        </draw:line>
        <draw:line draw:style-name="gr4" draw:text-style-name="P1" draw:layer="layout" svg:x1="14.211cm" svg:y1="6.761cm" svg:x2="12.913cm" svg:y2="8.336cm">
          <text:p/>
        </draw:line>
        <draw:line draw:style-name="gr13" draw:text-style-name="P1" draw:layer="layout" svg:x1="4.013cm" svg:y1="7.595cm" svg:x2="3.364cm" svg:y2="9.263cm">
          <text:p/>
        </draw:line>
        <draw:line draw:style-name="gr14" draw:text-style-name="P1" draw:layer="layout" svg:x1="12.635cm" svg:y1="5.556cm" svg:x2="14.211cm" svg:y2="6.205cm">
          <text:p/>
        </draw:line>
        <draw:line draw:style-name="gr4" draw:text-style-name="P1" draw:layer="layout" svg:x1="13.006cm" svg:y1="11.394cm" svg:x2="15.973cm" svg:y2="11.487cm">
          <text:p/>
        </draw:line>
        <draw:line draw:style-name="gr4" draw:text-style-name="P1" draw:layer="layout" svg:x1="15.973cm" svg:y1="8.892cm" svg:x2="12.913cm" svg:y2="11.116cm">
          <text:p/>
        </draw:line>
        <draw:line draw:style-name="gr4" draw:text-style-name="P1" draw:layer="layout" svg:x1="14.489cm" svg:y1="6.946cm" svg:x2="12.635cm" svg:y2="10.931cm">
          <text:p/>
        </draw:line>
        <draw:line draw:style-name="gr4" draw:text-style-name="P1" draw:layer="layout" svg:x1="9.575cm" svg:y1="8.522cm" svg:x2="12.204cm" svg:y2="11.058cm">
          <text:p/>
        </draw:line>
        <draw:line draw:style-name="gr4" draw:text-style-name="P1" draw:layer="layout" svg:x1="9.297cm" svg:y1="12.136cm" svg:x2="15.138cm" svg:y2="13.804cm">
          <text:p/>
        </draw:line>
        <draw:line draw:style-name="gr4" draw:text-style-name="P1" draw:layer="layout" svg:x1="9.854cm" svg:y1="15.287cm" svg:x2="11.986cm" svg:y2="15.194cm">
          <text:p/>
        </draw:line>
        <draw:line draw:style-name="gr15" draw:text-style-name="P1" draw:layer="layout" svg:x1="4.662cm" svg:y1="13.063cm" svg:x2="5.96cm" svg:y2="14.453cm">
          <text:p/>
        </draw:line>
        <draw:line draw:style-name="gr4" draw:text-style-name="P1" draw:layer="layout" svg:x1="6.423cm" svg:y1="14.267cm" svg:x2="8.926cm" svg:y2="8.614cm">
          <text:p/>
        </draw:line>
        <draw:line draw:style-name="gr4" draw:text-style-name="P1" draw:layer="layout" svg:x1="6.701cm" svg:y1="15.009cm" svg:x2="8.926cm" svg:y2="15.287cm">
          <text:p/>
        </draw:line>
        <draw:line draw:style-name="gr4" draw:text-style-name="P1" draw:layer="layout" svg:x1="16.344cm" svg:y1="11.95cm" svg:x2="15.88cm" svg:y2="13.525cm">
          <text:p/>
        </draw:line>
        <draw:line draw:style-name="gr4" draw:text-style-name="P1" draw:layer="layout" svg:x1="14.675cm" svg:y1="6.946cm" svg:x2="15.509cm" svg:y2="13.433cm">
          <text:p/>
        </draw:line>
        <draw:line draw:style-name="gr4" draw:text-style-name="P1" draw:layer="layout" svg:x1="12.913cm" svg:y1="15.009cm" svg:x2="15.231cm" svg:y2="14.175cm">
          <text:p/>
        </draw:line>
        <draw:line draw:style-name="gr4" draw:text-style-name="P1" draw:layer="layout" svg:x1="9.297cm" svg:y1="8.707cm" svg:x2="12.357cm" svg:y2="14.638cm">
          <text:p/>
        </draw:line>
        <draw:line draw:style-name="gr4" draw:text-style-name="P1" draw:layer="layout" svg:x1="13.006cm" svg:y1="8.707cm" svg:x2="15.88cm" svg:y2="8.614cm">
          <text:p/>
        </draw:line>
        <draw:line draw:style-name="gr4" draw:text-style-name="P1" draw:layer="layout" svg:x1="6.516cm" svg:y1="6.205cm" svg:x2="6.609cm" svg:y2="9.078cm">
          <text:p/>
        </draw:line>
        <draw:line draw:style-name="gr4" draw:text-style-name="P1" draw:layer="layout" svg:x1="7.072cm" svg:y1="9.448cm" svg:x2="8.741cm" svg:y2="8.336cm">
          <text:p/>
        </draw:line>
        <draw:line draw:style-name="gr16" draw:text-style-name="P1" draw:layer="layout" svg:x1="16.344cm" svg:y1="9.078cm" svg:x2="16.437cm" svg:y2="11.024cm">
          <text:p/>
        </draw:line>
        <draw:line draw:style-name="gr13" draw:text-style-name="P1" draw:layer="layout" svg:x1="4.105cm" svg:y1="12.321cm" svg:x2="3.456cm" svg:y2="10.19cm">
          <text:p/>
        </draw:line>
        <draw:line draw:style-name="gr13" draw:text-style-name="P1" draw:layer="layout" svg:x1="9.761cm" svg:y1="5.463cm" svg:x2="11.708cm" svg:y2="5.463cm">
          <text:p/>
        </draw:line>
        <draw:line draw:style-name="gr13" draw:text-style-name="P1" draw:layer="layout" svg:x1="14.953cm" svg:y1="6.761cm" svg:x2="16.066cm" svg:y2="8.244cm">
          <text:p/>
        </draw:line>
        <draw:line draw:style-name="gr4" draw:text-style-name="P1" draw:layer="layout" svg:x1="4.847cm" svg:y1="12.599cm" svg:x2="8.37cm" svg:y2="12.043cm">
          <text:p/>
        </draw:line>
        <draw:frame draw:style-name="gr10" draw:text-style-name="P7" draw:layer="layout" svg:width="13.867cm" svg:height="0.806cm" svg:x="3.7cm" svg:y="3.1cm">
          <draw:text-box>
            <text:p><text:span text:style-name="T8">Распределенная (p2p) информационная система Pandora</text:span></text:p>
          </draw:text-box>
        </draw:frame>
      </draw:page>
      <draw:page draw:name="page3" draw:style-name="dp1" draw:master-page-name="Default">
        <draw:custom-shape draw:style-name="gr17" draw:text-style-name="P4" draw:layer="layout" svg:width="5.2cm" svg:height="0.8cm" svg:x="4.6cm" svg:y="3.5cm">
          <text:p text:style-name="P1"><text:span text:style-name="T5">узел отключен</text:span></text:p>
          <draw:enhanced-geometry svg:viewBox="0 0 21600 21600" draw:type="rectangle" draw:enhanced-path="M 0 0 L 21600 0 21600 21600 0 21600 0 0 Z N"/>
        </draw:custom-shape>
        <draw:custom-shape draw:style-name="gr18" draw:text-style-name="P4" draw:layer="layout" svg:width="5.2cm" svg:height="0.8cm" svg:x="4.599cm" svg:y="5.099cm">
          <text:p text:style-name="P1"><text:span text:style-name="T5">узел подключен</text:span></text:p>
          <draw:enhanced-geometry svg:viewBox="0 0 21600 21600" draw:type="rectangle" draw:enhanced-path="M 0 0 L 21600 0 21600 21600 0 21600 0 0 Z N"/>
        </draw:custom-shape>
        <draw:custom-shape draw:style-name="gr18" draw:text-style-name="P4" draw:layer="layout" svg:width="5.2cm" svg:height="0.8cm" svg:x="4.6cm" svg:y="6.7cm">
          <text:p text:style-name="P1"><text:span text:style-name="T5">IP разрешен</text:span></text:p>
          <draw:enhanced-geometry svg:viewBox="0 0 21600 21600" draw:type="rectangle" draw:enhanced-path="M 0 0 L 21600 0 21600 21600 0 21600 0 0 Z N"/>
        </draw:custom-shape>
        <draw:custom-shape draw:style-name="gr18" draw:text-style-name="P4" draw:layer="layout" svg:width="5.2cm" svg:height="0.8cm" svg:x="4.599cm" svg:y="8.299cm">
          <text:p text:style-name="P1"><text:span text:style-name="T5">протокол согласован</text:span></text:p>
          <draw:enhanced-geometry svg:viewBox="0 0 21600 21600" draw:type="rectangle" draw:enhanced-path="M 0 0 L 21600 0 21600 21600 0 21600 0 0 Z N"/>
        </draw:custom-shape>
        <draw:custom-shape draw:style-name="gr18" draw:text-style-name="P4" draw:layer="layout" svg:width="5.2cm" svg:height="0.8cm" svg:x="4.6cm" svg:y="9.9cm">
          <text:p text:style-name="P1"><text:span text:style-name="T5">панхэш ключа принят</text:span></text:p>
          <draw:enhanced-geometry svg:viewBox="0 0 21600 21600" draw:type="rectangle" draw:enhanced-path="M 0 0 L 21600 0 21600 21600 0 21600 0 0 Z N"/>
        </draw:custom-shape>
        <draw:custom-shape draw:style-name="gr19" draw:text-style-name="P4" draw:layer="layout" svg:width="5.2cm" svg:height="0.8cm" svg:x="4.6cm" svg:y="11.5cm">
          <text:p text:style-name="P1"><text:span text:style-name="T5">[ключ допущен/доверен]</text:span></text:p>
          <draw:enhanced-geometry svg:viewBox="0 0 21600 21600" draw:type="rectangle" draw:enhanced-path="M 0 0 L 21600 0 21600 21600 0 21600 0 0 Z N"/>
        </draw:custom-shape>
        <draw:custom-shape draw:style-name="gr19" draw:text-style-name="P4" draw:layer="layout" svg:width="5.2cm" svg:height="0.8cm" svg:x="4.599cm" svg:y="13.099cm">
          <text:p text:style-name="P1"><text:span text:style-name="T5">[фраза подписана верно]</text:span></text:p>
          <draw:enhanced-geometry svg:viewBox="0 0 21600 21600" draw:type="rectangle" draw:enhanced-path="M 0 0 L 21600 0 21600 21600 0 21600 0 0 Z N"/>
        </draw:custom-shape>
        <draw:frame draw:style-name="gr10" draw:text-style-name="P8" draw:layer="layout" svg:width="11.559cm" svg:height="0.839cm" svg:x="5.441cm" svg:y="1.861cm">
          <draw:text-box>
            <text:p><text:span text:style-name="T9">Стадии обмена и разрешения по умолчанию</text:span></text:p>
          </draw:text-box>
        </draw:frame>
        <draw:line draw:style-name="gr13" draw:text-style-name="P1" draw:layer="layout" svg:x1="7.2cm" svg:y1="5.9cm" svg:x2="7.2cm" svg:y2="6.7cm">
          <text:p/>
        </draw:line>
        <draw:line draw:style-name="gr13" draw:text-style-name="P1" draw:layer="layout" svg:x1="7.2cm" svg:y1="7.499cm" svg:x2="7.2cm" svg:y2="8.299cm">
          <text:p/>
        </draw:line>
        <draw:line draw:style-name="gr13" draw:text-style-name="P1" draw:layer="layout" svg:x1="7.2cm" svg:y1="9.1cm" svg:x2="7.2cm" svg:y2="9.9cm">
          <text:p/>
        </draw:line>
        <draw:line draw:style-name="gr13" draw:text-style-name="P1" draw:layer="layout" svg:x1="7.2cm" svg:y1="10.699cm" svg:x2="7.2cm" svg:y2="11.499cm">
          <text:p/>
        </draw:line>
        <draw:line draw:style-name="gr13" draw:text-style-name="P1" draw:layer="layout" svg:x1="7.2cm" svg:y1="12.299cm" svg:x2="7.2cm" svg:y2="13.099cm">
          <text:p/>
        </draw:line>
        <draw:line draw:style-name="gr13" draw:text-style-name="P1" draw:layer="layout" svg:x1="7.2cm" svg:y1="17.098cm" svg:x2="7.2cm" svg:y2="18cm">
          <text:p/>
        </draw:line>
        <draw:line draw:style-name="gr13" draw:text-style-name="P1" draw:layer="layout" svg:x1="7.2cm" svg:y1="4.299cm" svg:x2="7.2cm" svg:y2="5.099cm">
          <text:p/>
        </draw:line>
        <draw:line draw:style-name="gr20" draw:text-style-name="P1" draw:layer="layout" svg:x1="17.2cm" svg:y1="10.3cm" svg:x2="9.9cm" svg:y2="10.3cm">
          <text:p/>
        </draw:line>
        <draw:custom-shape draw:style-name="gr19" draw:text-style-name="P4" draw:layer="layout" svg:width="5.2cm" svg:height="0.8cm" svg:x="4.599cm" svg:y="14.699cm">
          <text:p text:style-name="P1"><text:span text:style-name="T5">[сеансовый ключ знаком]</text:span></text:p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5.2cm" svg:height="0.8cm" svg:x="4.599cm" svg:y="17.999cm">
          <text:p text:style-name="P1"><text:span text:style-name="T5">узел отключен</text:span></text:p>
          <draw:enhanced-geometry svg:viewBox="0 0 21600 21600" draw:type="rectangle" draw:enhanced-path="M 0 0 L 21600 0 21600 21600 0 21600 0 0 Z N"/>
        </draw:custom-shape>
        <draw:line draw:style-name="gr13" draw:text-style-name="P1" draw:layer="layout" svg:x1="7.199cm" svg:y1="13.899cm" svg:x2="7.199cm" svg:y2="14.699cm">
          <text:p/>
        </draw:line>
        <draw:frame draw:style-name="gr10" draw:text-style-name="P1" draw:layer="layout" svg:width="2.97cm" svg:height="1.199cm" svg:x="1.23cm" svg:y="10.5cm">
          <draw:text-box>
            <text:p text:style-name="P1">Синхронный</text:p>
            <text:p text:style-name="P1">обмен</text:p>
          </draw:text-box>
        </draw:frame>
        <draw:frame draw:style-name="gr10" draw:text-style-name="P1" draw:layer="layout" svg:width="3.161cm" svg:height="1.199cm" svg:x="1.239cm" svg:y="16.2cm">
          <draw:text-box>
            <text:p text:style-name="P1">Асинхронный</text:p>
            <text:p text:style-name="P1">обмен</text:p>
          </draw:text-box>
        </draw:frame>
        <draw:line draw:style-name="gr21" draw:text-style-name="P1" draw:layer="layout" svg:x1="1.4cm" svg:y1="15.1cm" svg:x2="4.1cm" svg:y2="15.1cm">
          <text:p/>
        </draw:line>
        <draw:line draw:style-name="gr21" draw:text-style-name="P1" draw:layer="layout" svg:x1="1.399cm" svg:y1="5.499cm" svg:x2="4.099cm" svg:y2="5.499cm">
          <text:p/>
        </draw:line>
        <draw:line draw:style-name="gr21" draw:text-style-name="P1" draw:layer="layout" svg:x1="1.399cm" svg:y1="18.399cm" svg:x2="4.099cm" svg:y2="18.399cm">
          <text:p/>
        </draw:line>
        <draw:frame draw:style-name="gr22" draw:text-style-name="P1" draw:layer="layout" svg:width="6.831cm" svg:height="1.673cm" svg:x="10.169cm" svg:y="10.4cm">
          <draw:text-box>
            <text:p text:style-name="P1"><text:span text:style-name="T5">разрешен прием:</text:span></text:p>
            <text:p text:style-name="P1"><text:span text:style-name="T5">2х сообщений (после капчи),</text:span></text:p>
            <text:p text:style-name="P1"><text:span text:style-name="T5">панхэша, ключа и фразы</text:span></text:p>
          </draw:text-box>
        </draw:frame>
        <draw:line draw:style-name="gr20" draw:text-style-name="P1" draw:layer="layout" svg:x1="17.6cm" svg:y1="15.1cm" svg:x2="9.9cm" svg:y2="15.1cm">
          <text:p/>
        </draw:line>
        <draw:frame draw:style-name="gr23" draw:text-style-name="P1" draw:layer="layout" svg:width="7.631cm" svg:height="1.673cm" svg:x="10cm" svg:y="15.199cm">
          <draw:text-box>
            <text:p text:style-name="P1"><text:span text:style-name="T5">разрешен прием сообщений,</text:span></text:p>
            <text:p text:style-name="P1"><text:span text:style-name="T5">записей/патчей,</text:span></text:p>
            <text:p text:style-name="P1"><text:span text:style-name="T5">видео и звука</text:span></text:p>
          </draw:text-box>
        </draw:frame>
        <draw:frame draw:style-name="gr24" draw:text-style-name="P9" draw:layer="layout" svg:width="15.107cm" svg:height="0.725cm" svg:x="1.9cm" svg:y="20.875cm">
          <draw:text-box>
            <text:p><text:span text:style-name="T10">*Желтым цветом указанны стадии, которые [могут быть пропущены]</text:span></text:p>
          </draw:text-box>
        </draw:frame>
        <draw:custom-shape draw:style-name="gr18" draw:text-style-name="P4" draw:layer="layout" svg:width="5.2cm" svg:height="0.8cm" svg:x="4.598cm" svg:y="16.298cm">
          <text:p text:style-name="P1"><text:span text:style-name="T5">обмен данными проведен</text:span></text:p>
          <draw:enhanced-geometry svg:viewBox="0 0 21600 21600" draw:type="rectangle" draw:enhanced-path="M 0 0 L 21600 0 21600 21600 0 21600 0 0 Z N"/>
        </draw:custom-shape>
        <draw:line draw:style-name="gr13" draw:text-style-name="P1" draw:layer="layout" svg:x1="7.198cm" svg:y1="15.498cm" svg:x2="7.198cm" svg:y2="16.298cm">
          <text:p/>
        </draw:line>
      </draw:page>
      <draw:page draw:name="page4" draw:style-name="dp1" draw:master-page-name="Default">
        <draw:custom-shape draw:style-name="gr25" draw:text-style-name="P4" draw:layer="layout" svg:width="2.7cm" svg:height="2.5cm" svg:x="13.8cm" svg:y="12.5cm">
          <text:p text:style-name="P1"><text:span text:style-name="T5">слушатель</text:span></text:p>
          <draw:enhanced-geometry svg:viewBox="0 0 21600 21600" draw:type="rectangle" draw:enhanced-path="M 0 0 L 21600 0 21600 21600 0 21600 0 0 Z N"/>
        </draw:custom-shape>
        <draw:custom-shape draw:style-name="gr26" draw:text-style-name="P10" draw:layer="layout" svg:width="15.753cm" svg:height="14.996cm" svg:x="1.147cm" svg:y="3.304cm">
          <text:p text:style-name="P1"><text:span text:style-name="T11">Узел1</text:span></text:p>
          <draw:enhanced-geometry svg:viewBox="0 0 21600 21600" draw:type="rectangle" draw:enhanced-path="M 0 0 L 21600 0 21600 21600 0 21600 0 0 Z N"/>
        </draw:custom-shape>
        <draw:custom-shape draw:style-name="gr27" draw:text-style-name="P4" draw:layer="layout" svg:width="2.1cm" svg:height="1.2cm" svg:x="14.1cm" svg:y="8.03cm">
          <text:p text:style-name="P1"><text:span text:style-name="T5">H-сокет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8" draw:text-style-name="P1" draw:layer="layout" svg:x1="16.2cm" svg:y1="8.6cm" svg:x2="17.8cm" svg:y2="8.6cm">
          <text:p/>
        </draw:line>
        <draw:custom-shape draw:style-name="gr27" draw:text-style-name="P3" draw:layer="layout" svg:width="2.5cm" svg:height="2cm" svg:x="3.6cm" svg:y="13.32cm">
          <text:p text:style-name="P1"><text:span text:style-name="T3">gstreamer</text:span>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3.568cm" svg:y1="7.132cm" svg:x2="8.4cm" svg:y2="8.5cm">
          <text:p/>
        </draw:line>
        <draw:line draw:style-name="gr4" draw:text-style-name="P1" draw:layer="layout" svg:x1="11.1cm" svg:y1="8.63cm" svg:x2="14.1cm" svg:y2="8.6cm">
          <text:p/>
        </draw:line>
        <draw:custom-shape draw:style-name="gr27" draw:text-style-name="P11" draw:layer="layout" svg:width="2.2cm" svg:height="1.2cm" svg:x="7.4cm" svg:y="16.59cm">
          <text:p text:style-name="P1"><text:span text:style-name="T7">экран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1" draw:layer="layout" svg:width="2.2cm" svg:height="1.2cm" svg:x="1.7cm" svg:y="16.59cm">
          <text:p text:style-name="P1"><text:span text:style-name="T7">камера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4" draw:layer="layout" svg:width="2.2cm" svg:height="1.2cm" svg:x="4.46cm" svg:y="16.59cm">
          <text:p text:style-name="P1"><text:span text:style-name="T5">микрофон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text-style-name="P1" draw:layer="layout" svg:x1="5.332cm" svg:y1="15.32cm" svg:x2="7.6cm" svg:y2="16.8cm">
          <text:p/>
        </draw:line>
        <draw:line draw:style-name="gr29" draw:text-style-name="P1" draw:layer="layout" svg:x1="2.8cm" svg:y1="16.62cm" svg:x2="4cm" svg:y2="15.32cm">
          <text:p/>
        </draw:line>
        <draw:line draw:style-name="gr13" draw:text-style-name="P1" draw:layer="layout" svg:x1="5.7cm" svg:y1="15.32cm" svg:x2="10.3cm" svg:y2="16.9cm">
          <text:p/>
        </draw:line>
        <draw:custom-shape draw:style-name="gr27" draw:text-style-name="P4" draw:layer="layout" svg:width="2.2cm" svg:height="1.2cm" svg:x="10.2cm" svg:y="16.59cm">
          <text:p text:style-name="P1"><text:span text:style-name="T5">динамик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text-style-name="P1" draw:layer="layout" svg:x1="5.2cm" svg:y1="16.62cm" svg:x2="4.4cm" svg:y2="15.32cm">
          <text:p/>
        </draw:line>
        <draw:custom-shape draw:style-name="gr27" draw:text-style-name="P11" draw:layer="layout" svg:width="2.4cm" svg:height="2cm" svg:x="1.5cm" svg:y="10.1cm">
          <text:p text:style-name="P1"><text:span text:style-name="T7">буферы</text:span>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2.9cm" svg:y1="12.12cm" svg:x2="4.2cm" svg:y2="13.32cm">
          <text:p/>
        </draw:line>
        <draw:custom-shape draw:style-name="gr30" draw:text-style-name="P4" draw:layer="layout" svg:width="2.1cm" svg:height="1.2cm" svg:x="17.8cm" svg:y="8cm">
          <text:p text:style-name="P1"><text:span text:style-name="T5">L-сокет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4" draw:layer="layout" svg:width="2.7cm" svg:height="1.6cm" svg:x="13.8cm" svg:y="4.1cm">
          <text:p text:style-name="P1"><text:span text:style-name="T5">список</text:span></text:p>
          <text:p text:style-name="P1"><text:span text:style-name="T5">активных</text:span></text:p>
          <text:p text:style-name="P1"><text:span text:style-name="T5">узлов</text:span>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8.4cm" svg:y1="5cm" svg:x2="3.6cm" svg:y2="6.7cm">
          <text:p/>
        </draw:line>
        <draw:custom-shape draw:style-name="gr27" draw:text-style-name="P4" draw:layer="layout" svg:width="2.7cm" svg:height="1cm" svg:x="8.4cm" svg:y="4.5cm">
          <text:p text:style-name="P1"><text:span text:style-name="T5">охотник</text:span></text:p>
          <draw:enhanced-geometry svg:viewBox="0 0 21600 21600" draw:type="rectangle" draw:enhanced-path="M 0 0 L 21600 0 21600 21600 0 21600 0 0 Z N"/>
        </draw:custom-shape>
        <draw:line draw:style-name="gr31" draw:text-style-name="P1" draw:layer="layout" svg:x1="2cm" svg:y1="6.454cm" svg:x2="2cm" svg:y2="5cm">
          <text:p/>
        </draw:line>
        <draw:line draw:style-name="gr32" draw:text-style-name="P1" draw:layer="layout" svg:x1="13.8cm" svg:y1="5.2cm" svg:x2="11.1cm" svg:y2="8.4cm">
          <text:p/>
        </draw:line>
        <draw:frame draw:style-name="gr10" draw:layer="layout" svg:width="6.264cm" svg:height="0.725cm" svg:x="7cm" svg:y="1.775cm">
          <draw:text-box>
            <text:p>Схема работы узла Пандоры</text:p>
          </draw:text-box>
        </draw:frame>
        <draw:custom-shape draw:style-name="gr27" draw:text-style-name="P4" draw:layer="layout" svg:width="2.1cm" svg:height="1.2cm" svg:x="14.099cm" svg:y="10.229cm">
          <text:p text:style-name="P1"><text:span text:style-name="T5">H-сокет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8" draw:text-style-name="P1" draw:layer="layout" svg:x1="16.199cm" svg:y1="10.799cm" svg:x2="17.799cm" svg:y2="10.799cm">
          <text:p/>
        </draw:line>
        <draw:line draw:style-name="gr4" draw:text-style-name="P1" draw:layer="layout" svg:x1="11.099cm" svg:y1="10.829cm" svg:x2="14.099cm" svg:y2="10.799cm">
          <text:p/>
        </draw:line>
        <draw:custom-shape draw:style-name="gr30" draw:text-style-name="P4" draw:layer="layout" svg:width="2.1cm" svg:height="1.2cm" svg:x="17.799cm" svg:y="10.199cm">
          <text:p text:style-name="P1"><text:span text:style-name="T5">L-сокет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4" draw:layer="layout" svg:width="2.1cm" svg:height="1.2cm" svg:x="14.099cm" svg:y="12.829cm">
          <text:p text:style-name="P1"><text:span text:style-name="T5">L-сокет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8" draw:text-style-name="P1" draw:layer="layout" svg:x1="16.199cm" svg:y1="13.399cm" svg:x2="17.799cm" svg:y2="13.399cm">
          <text:p/>
        </draw:line>
        <draw:line draw:style-name="gr4" draw:text-style-name="P1" draw:layer="layout" svg:x1="11.099cm" svg:y1="13.429cm" svg:x2="14.099cm" svg:y2="13.399cm">
          <text:p/>
        </draw:line>
        <draw:custom-shape draw:style-name="gr30" draw:text-style-name="P4" draw:layer="layout" svg:width="2.1cm" svg:height="1.2cm" svg:x="17.799cm" svg:y="12.799cm">
          <text:p text:style-name="P1"><text:span text:style-name="T5">H-сокет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3.9cm" svg:y1="11.1cm" svg:x2="8.4cm" svg:y2="10.8cm">
          <text:p/>
        </draw:line>
        <draw:line draw:style-name="gr4" draw:text-style-name="P1" draw:layer="layout" svg:x1="3.9cm" svg:y1="11.2cm" svg:x2="8.4cm" svg:y2="13.4cm">
          <text:p/>
        </draw:line>
        <draw:line draw:style-name="gr4" draw:text-style-name="P1" draw:layer="layout" svg:x1="3.567cm" svg:y1="7.131cm" svg:x2="8.4cm" svg:y2="10.6cm">
          <text:p/>
        </draw:line>
        <draw:line draw:style-name="gr32" draw:text-style-name="P1" draw:layer="layout" svg:x1="13.799cm" svg:y1="5.3cm" svg:x2="11.1cm" svg:y2="10.5cm">
          <text:p/>
        </draw:line>
        <draw:line draw:style-name="gr32" draw:text-style-name="P1" draw:layer="layout" svg:x1="13.8cm" svg:y1="5.5cm" svg:x2="11.1cm" svg:y2="13.1cm">
          <text:p/>
        </draw:line>
        <draw:line draw:style-name="gr4" draw:text-style-name="P1" draw:layer="layout" svg:x1="3.567cm" svg:y1="7.131cm" svg:x2="8.5cm" svg:y2="13.3cm">
          <text:p/>
        </draw:line>
        <draw:custom-shape draw:style-name="gr27" draw:text-style-name="P12" draw:layer="layout" svg:width="2.7cm" svg:height="1cm" svg:x="8.432cm" svg:y="8.1cm">
          <text:p text:style-name="P1"><text:span text:style-name="T12">обработчик</text:span></text:p>
          <draw:enhanced-geometry svg:viewBox="0 0 21600 21600" draw:type="rectangle" draw:enhanced-path="M 0 0 L 21600 0 21600 21600 0 21600 0 0 Z N"/>
        </draw:custom-shape>
        <draw:custom-shape draw:style-name="gr27" draw:text-style-name="P12" draw:layer="layout" svg:width="2.7cm" svg:height="1cm" svg:x="8.431cm" svg:y="10.299cm">
          <text:p text:style-name="P1"><text:span text:style-name="T12">обработчик</text:span></text:p>
          <draw:enhanced-geometry svg:viewBox="0 0 21600 21600" draw:type="rectangle" draw:enhanced-path="M 0 0 L 21600 0 21600 21600 0 21600 0 0 Z N"/>
        </draw:custom-shape>
        <draw:custom-shape draw:style-name="gr27" draw:text-style-name="P12" draw:layer="layout" svg:width="2.7cm" svg:height="1cm" svg:x="8.431cm" svg:y="12.899cm">
          <text:p text:style-name="P1"><text:span text:style-name="T12">обработчик</text:span></text:p>
          <draw:enhanced-geometry svg:viewBox="0 0 21600 21600" draw:type="rectangle" draw:enhanced-path="M 0 0 L 21600 0 21600 21600 0 21600 0 0 Z N"/>
        </draw:custom-shape>
        <draw:custom-shape draw:style-name="gr33" draw:text-style-name="P1" draw:layer="layout" svg:width="1.2cm" svg:height="1.2cm" svg:x="1.4cm" svg:y="3.8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27" draw:text-style-name="P4" draw:layer="layout" svg:width="2.5cm" svg:height="1cm" svg:x="3.1cm" svg:y="3.9cm">
          <text:p text:style-name="P1"><text:span text:style-name="T5">импорт</text:span></text:p>
          <text:p text:style-name="P1"><text:span text:style-name="T5">экспорт</text:span></text:p>
          <draw:enhanced-geometry svg:viewBox="0 0 21600 21600" draw:type="rectangle" draw:enhanced-path="M 0 0 L 21600 0 21600 21600 0 21600 0 0 Z N"/>
        </draw:custom-shape>
        <draw:line draw:style-name="gr16" draw:text-style-name="P1" draw:layer="layout" svg:x1="11.1cm" svg:y1="4.9cm" svg:x2="13.8cm" svg:y2="4.9cm">
          <text:p/>
        </draw:line>
        <draw:line draw:style-name="gr4" draw:text-style-name="P1" draw:layer="layout" svg:x1="3.4cm" svg:y1="4.9cm" svg:x2="3.4cm" svg:y2="6.536cm">
          <text:p/>
        </draw:line>
        <draw:custom-shape draw:style-name="gr27" draw:text-style-name="P11" draw:layer="layout" svg:width="2cm" svg:height="2.3cm" svg:x="1.6cm" svg:y="6.384cm">
          <text:p text:style-name="P1"><text:span text:style-name="T7">базы</text:span></text:p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34" draw:text-style-name="P14" draw:layer="layout" svg:width="2.7cm" svg:height="6.196cm" svg:x="17.3cm" svg:y="3.304cm">
          <text:p text:style-name="P13"><text:span text:style-name="T11">Узел2</text:span></text:p>
          <draw:enhanced-geometry svg:viewBox="0 0 21600 21600" draw:type="rectangle" draw:enhanced-path="M 0 0 L 21600 0 21600 21600 0 21600 0 0 Z N"/>
        </draw:custom-shape>
        <draw:custom-shape draw:style-name="gr35" draw:text-style-name="P10" draw:layer="layout" svg:width="2.7cm" svg:height="2.3cm" svg:x="17.299cm" svg:y="9.9cm">
          <text:p text:style-name="P1"><text:span text:style-name="T11">Узел3</text:span></text:p>
          <draw:enhanced-geometry svg:viewBox="0 0 21600 21600" draw:type="rectangle" draw:enhanced-path="M 0 0 L 21600 0 21600 21600 0 21600 0 0 Z N"/>
        </draw:custom-shape>
        <draw:custom-shape draw:style-name="gr35" draw:text-style-name="P10" draw:layer="layout" svg:width="2.7cm" svg:height="5.699cm" svg:x="17.299cm" svg:y="12.56cm">
          <text:p text:style-name="P1"><text:span text:style-name="T11">Узел4</text:span></text:p>
          <draw:enhanced-geometry svg:viewBox="0 0 21600 21600" draw:type="rectangle" draw:enhanced-path="M 0 0 L 21600 0 21600 21600 0 21600 0 0 Z N"/>
        </draw:custom-shape>
        <draw:line draw:style-name="gr36" draw:text-style-name="P1" draw:layer="layout" svg:x1="10.9cm" svg:y1="5.5cm" svg:x2="14.2cm" svg:y2="8.4cm">
          <text:p/>
        </draw:line>
        <draw:line draw:style-name="gr36" draw:text-style-name="P1" draw:layer="layout" svg:x1="10.899cm" svg:y1="5.499cm" svg:x2="14.2cm" svg:y2="10.5cm">
          <text:p/>
        </draw:line>
        <draw:custom-shape draw:style-name="gr27" draw:text-style-name="P12" draw:layer="layout" svg:width="2.7cm" svg:height="1.3cm" svg:x="5.5cm" svg:y="6.2cm">
          <text:p text:style-name="P1"><text:span text:style-name="T12">поисковый</text:span></text:p>
          <text:p text:style-name="P1"><text:span text:style-name="T12">диспетчер</text:span>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7.8cm" svg:y1="7.5cm" svg:x2="8.4cm" svg:y2="8.4cm">
          <text:p/>
        </draw:line>
        <draw:line draw:style-name="gr4" draw:text-style-name="P1" draw:layer="layout" svg:x1="7.4cm" svg:y1="7.5cm" svg:x2="8.4cm" svg:y2="10.5cm">
          <text:p/>
        </draw:line>
        <draw:line draw:style-name="gr4" draw:text-style-name="P1" draw:layer="layout" svg:x1="7cm" svg:y1="7.5cm" svg:x2="8.4cm" svg:y2="13cm">
          <text:p/>
        </draw:line>
        <draw:line draw:style-name="gr4" draw:text-style-name="P1" draw:layer="layout" svg:x1="3.6cm" svg:y1="7cm" svg:x2="5.5cm" svg:y2="6.9cm">
          <text:p/>
        </draw:line>
        <draw:line draw:style-name="gr16" draw:text-style-name="P1" draw:layer="layout" svg:x1="8.2cm" svg:y1="6.9cm" svg:x2="13.8cm" svg:y2="5cm">
          <text:p/>
        </draw:line>
        <draw:line draw:style-name="gr4" draw:text-style-name="P1" draw:layer="layout" svg:x1="2.3cm" svg:y1="4.9cm" svg:x2="5.5cm" svg:y2="6.7cm">
          <text:p/>
        </draw:line>
        <draw:custom-shape draw:style-name="gr27" draw:text-style-name="P4" draw:layer="layout" svg:width="2.2cm" svg:height="1.2cm" svg:x="10.199cm" svg:y="15.089cm">
          <text:p text:style-name="P1"><text:span text:style-name="T5">файлы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6.1cm" svg:y1="15cm" svg:x2="10.2cm" svg:y2="15.7cm">
          <text:p/>
        </draw:line>
      </draw:page>
      <draw:page draw:name="page5" draw:style-name="dp1" draw:master-page-name="Default">
        <draw:custom-shape draw:style-name="gr37" draw:text-style-name="P13" draw:layer="layout" svg:width="5.7cm" svg:height="2.9cm" svg:x="8.2cm" svg:y="8.4cm">
          <text:p text:style-name="P13"><text:span text:style-name="T13">Цикл приёма</text:span><text:span text:style-name="T14">:</text:span></text:p>
          <text:p text:style-name="P13">- пришло оповещение</text:p>
          <text:p text:style-name="P13">- пришел запрос</text:p>
          <text:p text:style-name="P13">- пришло подтверждение</text:p>
          <text:p text:style-name="P13">- пришли данные</text:p>
          <draw:enhanced-geometry svg:viewBox="0 0 21600 21600" draw:type="rectangle" draw:enhanced-path="M 0 0 L 21600 0 21600 21600 0 21600 0 0 Z N"/>
        </draw:custom-shape>
        <draw:custom-shape draw:style-name="gr38" draw:text-style-name="P1" draw:layer="layout" svg:width="1.9cm" svg:height="1.8cm" svg:x="14.9cm" svg:y="10.4cm">
          <text:p text:style-name="P1"><text:span text:style-name="T13">Сокет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13" draw:layer="layout" svg:width="5cm" svg:height="2.5cm" svg:x="1.6cm" svg:y="13.4cm">
          <text:p text:style-name="P13"><text:span text:style-name="T13">Запросы</text:span><text:span text:style-name="T14"> к отправке</text:span>:</text:p>
          <text:p text:style-name="P13">10:42 Дай сообщение</text:p>
          <text:p text:style-name="P13">10:45 Лови сообщение</text:p>
          <text:p text:style-name="P13">10:47 Дай видео</text:p>
          <draw:enhanced-geometry svg:viewBox="0 0 21600 21600" draw:type="rectangle" draw:enhanced-path="M 0 0 L 21600 0 21600 21600 0 21600 0 0 Z N"/>
        </draw:custom-shape>
        <draw:line draw:style-name="gr14" draw:text-style-name="P1" draw:layer="layout" svg:x1="14.9cm" svg:y1="11.6cm" svg:x2="13.8cm" svg:y2="12.6cm">
          <text:p/>
        </draw:line>
        <draw:custom-shape draw:style-name="gr37" draw:text-style-name="P13" draw:layer="layout" svg:width="5.4cm" svg:height="2.8cm" svg:x="1.6cm" svg:y="3.7cm">
          <text:p text:style-name="P13"><text:span text:style-name="T13">Оповещение</text:span><text:span text:style-name="T14"> принято</text:span>е:</text:p>
          <text:p text:style-name="P13">Есть сообщение</text:p>
          <text:p text:style-name="P13">Есть канал звука</text:p>
          <text:p text:style-name="P13">Есть канал видео</text:p>
          <text:p text:style-name="P13">Разъединяюсь</text:p>
          <draw:enhanced-geometry svg:viewBox="0 0 21600 21600" draw:type="rectangle" draw:enhanced-path="M 0 0 L 21600 0 21600 21600 0 21600 0 0 Z N"/>
        </draw:custom-shape>
        <draw:custom-shape draw:style-name="gr37" draw:text-style-name="P13" draw:layer="layout" svg:width="4.6cm" svg:height="2.761cm" svg:x="9.2cm" svg:y="3.7cm">
          <text:p text:style-name="P13"><text:span text:style-name="T13">Буферы</text:span><text:span text:style-name="T14"> принятые</text:span>:</text:p>
          <text:p text:style-name="P13">1) звук, канал 1</text:p>
          <text:p text:style-name="P13">2) звук, канал 2</text:p>
          <text:p text:style-name="P13">3) видео, канал 1</text:p>
          <text:p text:style-name="P13">4) видео, канал 2</text:p>
          <draw:enhanced-geometry svg:viewBox="0 0 21600 21600" draw:type="rectangle" draw:enhanced-path="M 0 0 L 21600 0 21600 21600 0 21600 0 0 Z N"/>
        </draw:custom-shape>
        <draw:custom-shape draw:style-name="gr37" draw:text-style-name="P13" draw:layer="layout" svg:width="3.9cm" svg:height="3.2cm" svg:x="1.6cm" svg:y="9.9cm">
          <text:p text:style-name="P13"><text:span text:style-name="T13">Базы данных</text:span>:</text:p>
          <text:p text:style-name="P13">1) сообщения</text:p>
          <text:p text:style-name="P13">2) ключи</text:p>
          <text:p text:style-name="P13">3) люди</text:p>
          <text:p text:style-name="P13">4) статьи</text:p>
          <text:p text:style-name="P13">5) файлы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13" draw:layer="layout" svg:width="4.6cm" svg:height="2.8cm" svg:x="9.3cm" svg:y="16.5cm">
          <text:p text:style-name="P13"><text:span text:style-name="T13">Буферы</text:span><text:span text:style-name="T14"> к отправке</text:span>:</text:p>
          <text:p text:style-name="P13">1) звук, канал 1</text:p>
          <text:p text:style-name="P13">2) видео, канал 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13" draw:layer="layout" svg:width="5.5cm" svg:height="2.5cm" svg:x="2.8cm" svg:y="16.8cm">
          <text:p text:style-name="P13"><text:span text:style-name="T13">Оповещение</text:span><text:span text:style-name="T14"> к отправке</text:span>:</text:p>
          <text:p text:style-name="P13">Есть сообщение</text:p>
          <text:p text:style-name="P13">Есть канал видео</text:p>
          <draw:enhanced-geometry svg:viewBox="0 0 21600 21600" draw:type="rectangle" draw:enhanced-path="M 0 0 L 21600 0 21600 21600 0 21600 0 0 Z N"/>
        </draw:custom-shape>
        <draw:frame draw:style-name="gr10" draw:text-style-name="P5" draw:layer="layout" svg:width="7.72cm" svg:height="0.806cm" svg:x="6.8cm" svg:y="1.994cm">
          <draw:text-box>
            <text:p><text:span text:style-name="T7">Обработка данных соединения</text:span></text:p>
          </draw:text-box>
        </draw:frame>
        <draw:custom-shape draw:style-name="gr37" draw:text-style-name="P13" draw:layer="layout" svg:width="5.7cm" svg:height="3.3cm" svg:x="8.199cm" svg:y="11.7cm">
          <text:p text:style-name="P13"><text:span text:style-name="T13">Цикл отправки</text:span><text:span text:style-name="T14">:</text:span></text:p>
          <text:p text:style-name="P13"><text:span text:style-name="T14">-</text:span> лови оповещение</text:p>
          <text:p text:style-name="P13">- лови данные</text:p>
          <text:p text:style-name="P13">- лови запрос</text:p>
          <text:p text:style-name="P13">- лови подтверждение</text:p>
          <text:p text:style-name="P13">- дай звук</text:p>
          <draw:enhanced-geometry svg:viewBox="0 0 21600 21600" draw:type="rectangle" draw:enhanced-path="M 0 0 L 21600 0 21600 21600 0 21600 0 0 Z N"/>
        </draw:custom-shape>
        <draw:custom-shape draw:style-name="gr37" draw:text-style-name="P13" draw:layer="layout" svg:width="4.6cm" svg:height="2.8cm" svg:x="1.6cm" svg:y="6.8cm">
          <text:p text:style-name="P13"><text:span text:style-name="T13">Запросы</text:span><text:span text:style-name="T14"> принятые</text:span>:</text:p>
          <text:p text:style-name="P13">10:41 Вот сообщение</text:p>
          <text:p text:style-name="P13">10:42 Вот видео</text:p>
          <text:p text:style-name="P13">10:43 Дай видео</text:p>
          <text:p text:style-name="P13">10:41 Дай статьи</text:p>
          <draw:enhanced-geometry svg:viewBox="0 0 21600 21600" draw:type="rectangle" draw:enhanced-path="M 0 0 L 21600 0 21600 21600 0 21600 0 0 Z N"/>
        </draw:custom-shape>
        <draw:line draw:style-name="gr14" draw:text-style-name="P1" draw:layer="layout" svg:x1="13.9cm" svg:y1="10.2cm" svg:x2="14.9cm" svg:y2="11.1cm">
          <text:p/>
        </draw:line>
        <draw:custom-shape draw:style-name="gr39" draw:text-style-name="P1" draw:layer="layout" svg:width="2.2cm" svg:height="1.8cm" svg:x="17.8cm" svg:y="10.4cm">
          <text:p text:style-name="P1"><text:span text:style-name="T13">Сокет</text:span></text:p>
          <text:p text:style-name="P1"><text:span text:style-name="T14">на другой</text:span></text:p>
          <text:p text:style-name="P1"><text:span text:style-name="T14">стороне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0" draw:text-style-name="P1" draw:layer="layout" svg:x1="16.8cm" svg:y1="11.3cm" svg:x2="17.8cm" svg:y2="11.3cm">
          <text:p/>
        </draw:line>
        <draw:line draw:style-name="gr14" draw:text-style-name="P1" draw:layer="layout" svg:x1="5.5cm" svg:y1="10.7cm" svg:x2="8.2cm" svg:y2="10.7cm">
          <text:p/>
        </draw:line>
        <draw:line draw:style-name="gr14" draw:text-style-name="P1" draw:layer="layout" svg:x1="8.2cm" svg:y1="12.3cm" svg:x2="5.5cm" svg:y2="12.3cm">
          <text:p/>
        </draw:line>
        <draw:line draw:style-name="gr14" draw:text-style-name="P1" draw:layer="layout" svg:x1="6.2cm" svg:y1="8.8cm" svg:x2="8.2cm" svg:y2="8.8cm">
          <text:p/>
        </draw:line>
        <draw:line draw:style-name="gr14" draw:text-style-name="P1" draw:layer="layout" svg:x1="6.8cm" svg:y1="6.5cm" svg:x2="8.5cm" svg:y2="8.4cm">
          <text:p/>
        </draw:line>
        <draw:line draw:style-name="gr14" draw:text-style-name="P1" draw:layer="layout" svg:x1="11.6cm" svg:y1="6.5cm" svg:x2="11.6cm" svg:y2="8.4cm">
          <text:p/>
        </draw:line>
        <draw:line draw:style-name="gr14" draw:text-style-name="P1" draw:layer="layout" svg:x1="8.2cm" svg:y1="14cm" svg:x2="6.6cm" svg:y2="14cm">
          <text:p/>
        </draw:line>
        <draw:line draw:style-name="gr14" draw:text-style-name="P1" draw:layer="layout" svg:x1="9cm" svg:y1="15cm" svg:x2="7.3cm" svg:y2="16.8cm">
          <text:p/>
        </draw:line>
        <draw:line draw:style-name="gr14" draw:text-style-name="P1" draw:layer="layout" svg:x1="11.6cm" svg:y1="15cm" svg:x2="11.6cm" svg:y2="16.5cm">
          <text:p/>
        </draw:line>
        <draw:line draw:style-name="gr14" draw:text-style-name="P1" draw:layer="layout" svg:x1="8.2cm" svg:y1="12.2cm" svg:x2="6.2cm" svg:y2="9.2cm">
          <text:p/>
        </draw:line>
        <draw:line draw:style-name="gr14" draw:text-style-name="P1" draw:layer="layout" svg:x1="8.2cm" svg:y1="11.9cm" svg:x2="6.299cm" svg:y2="6.499cm">
          <text:p/>
        </draw:line>
      </draw:page>
      <draw:page draw:name="page6" draw:style-name="dp1" draw:master-page-name="Default">
        <draw:custom-shape draw:style-name="gr19" draw:text-style-name="P15" draw:layer="layout" svg:width="1.3cm" svg:height="0.5cm" svg:x="1.601cm" svg:y="4.901cm">
          <text:p text:style-name="P1"><text:span text:style-name="T15">Init 1</text:span></text:p>
          <draw:enhanced-geometry svg:viewBox="0 0 21600 21600" draw:type="rectangle" draw:enhanced-path="M 0 0 L 21600 0 21600 21600 0 21600 0 0 Z N"/>
        </draw:custom-shape>
        <draw:custom-shape draw:style-name="gr41" draw:text-style-name="P15" draw:layer="layout" svg:width="1.701cm" svg:height="0.5cm" svg:x="2.9cm" svg:y="5.401cm">
          <text:p text:style-name="P1"><text:span text:style-name="T15">Init 1/1</text:span></text:p>
          <draw:enhanced-geometry svg:viewBox="0 0 21600 21600" draw:type="rectangle" draw:enhanced-path="M 0 0 L 21600 0 21600 21600 0 21600 0 0 Z N"/>
        </draw:custom-shape>
        <draw:custom-shape draw:style-name="gr19" draw:text-style-name="P15" draw:layer="layout" svg:width="1.5cm" svg:height="0.5cm" svg:x="4.6cm" svg:y="4.9cm">
          <text:p text:style-name="P1"><text:span text:style-name="T15">Init 2</text:span></text:p>
          <draw:enhanced-geometry svg:viewBox="0 0 21600 21600" draw:type="rectangle" draw:enhanced-path="M 0 0 L 21600 0 21600 21600 0 21600 0 0 Z N"/>
        </draw:custom-shape>
        <draw:custom-shape draw:style-name="gr41" draw:text-style-name="P15" draw:layer="layout" svg:width="1.3cm" svg:height="0.5cm" svg:x="6.1cm" svg:y="5.4cm">
          <text:p text:style-name="P1"><text:span text:style-name="T15">Init 2/2</text:span></text:p>
          <draw:enhanced-geometry svg:viewBox="0 0 21600 21600" draw:type="rectangle" draw:enhanced-path="M 0 0 L 21600 0 21600 21600 0 21600 0 0 Z N"/>
        </draw:custom-shape>
        <draw:custom-shape draw:style-name="gr1" draw:text-style-name="P15" draw:layer="layout" svg:width="1.899cm" svg:height="0.5cm" svg:x="7.401cm" svg:y="4.901cm">
          <text:p text:style-name="P1"><text:span text:style-name="T15">message 3</text:span></text:p>
          <draw:enhanced-geometry svg:viewBox="0 0 21600 21600" draw:type="rectangle" draw:enhanced-path="M 0 0 L 21600 0 21600 21600 0 21600 0 0 Z N"/>
        </draw:custom-shape>
        <draw:custom-shape draw:style-name="gr19" draw:text-style-name="P15" draw:layer="layout" svg:width="1.7cm" svg:height="0.5cm" svg:x="8.5cm" svg:y="5.401cm">
          <text:p text:style-name="P1"><text:span text:style-name="T15">request 3</text:span></text:p>
          <draw:enhanced-geometry svg:viewBox="0 0 21600 21600" draw:type="rectangle" draw:enhanced-path="M 0 0 L 21600 0 21600 21600 0 21600 0 0 Z N"/>
        </draw:custom-shape>
        <draw:custom-shape draw:style-name="gr42" draw:text-style-name="P15" draw:layer="layout" svg:width="2.3cm" svg:height="0.5cm" svg:x="14.4cm" svg:y="4.9cm">
          <text:p text:style-name="P1"><text:span text:style-name="T15">media -1</text:span></text:p>
          <draw:enhanced-geometry svg:viewBox="0 0 21600 21600" draw:type="rectangle" draw:enhanced-path="M 0 0 L 21600 0 21600 21600 0 21600 0 0 Z N"/>
        </draw:custom-shape>
        <draw:custom-shape draw:style-name="gr11" draw:text-style-name="P15" draw:layer="layout" svg:width="2.601cm" svg:height="0.5cm" svg:x="11.3cm" svg:y="4.901cm">
          <text:p text:style-name="P1"><text:span text:style-name="T15">record 5/3</text:span></text:p>
          <draw:enhanced-geometry svg:viewBox="0 0 21600 21600" draw:type="rectangle" draw:enhanced-path="M 0 0 L 21600 0 21600 21600 0 21600 0 0 Z N"/>
        </draw:custom-shape>
        <draw:custom-shape draw:style-name="gr19" draw:text-style-name="P15" draw:layer="layout" svg:width="1.9cm" svg:height="0.5cm" svg:x="16.9cm" svg:y="4.9cm">
          <text:p text:style-name="P1"><text:span text:style-name="T15">request 6</text:span></text:p>
          <draw:enhanced-geometry svg:viewBox="0 0 21600 21600" draw:type="rectangle" draw:enhanced-path="M 0 0 L 21600 0 21600 21600 0 21600 0 0 Z N"/>
        </draw:custom-shape>
        <draw:custom-shape draw:style-name="gr19" draw:text-style-name="P15" draw:layer="layout" svg:width="1.8cm" svg:height="0.5cm" svg:x="9.5cm" svg:y="4.899cm">
          <text:p text:style-name="P1"><text:span text:style-name="T15">channel 4</text:span></text:p>
          <draw:enhanced-geometry svg:viewBox="0 0 21600 21600" draw:type="rectangle" draw:enhanced-path="M 0 0 L 21600 0 21600 21600 0 21600 0 0 Z N"/>
        </draw:custom-shape>
        <draw:custom-shape draw:style-name="gr11" draw:text-style-name="P15" draw:layer="layout" svg:width="2.102cm" svg:height="0.5cm" svg:x="11.398cm" svg:y="5.398cm">
          <text:p text:style-name="P1"><text:span text:style-name="T15">channel 4/4</text:span></text:p>
          <draw:enhanced-geometry svg:viewBox="0 0 21600 21600" draw:type="rectangle" draw:enhanced-path="M 0 0 L 21600 0 21600 21600 0 21600 0 0 Z N"/>
        </draw:custom-shape>
        <draw:custom-shape draw:style-name="gr42" draw:text-style-name="P15" draw:layer="layout" svg:width="2.3cm" svg:height="0.5cm" svg:x="13.499cm" svg:y="5.399cm">
          <text:p text:style-name="P1"><text:span text:style-name="T15">media -1</text:span></text:p>
          <draw:enhanced-geometry svg:viewBox="0 0 21600 21600" draw:type="rectangle" draw:enhanced-path="M 0 0 L 21600 0 21600 21600 0 21600 0 0 Z N"/>
        </draw:custom-shape>
        <draw:custom-shape draw:style-name="gr11" draw:text-style-name="P15" draw:layer="layout" svg:width="2.801cm" svg:height="0.5cm" svg:x="18.799cm" svg:y="5.4cm">
          <text:p text:style-name="P1"><text:span text:style-name="T15">record 5/6</text:span></text:p>
          <draw:enhanced-geometry svg:viewBox="0 0 21600 21600" draw:type="rectangle" draw:enhanced-path="M 0 0 L 21600 0 21600 21600 0 21600 0 0 Z N"/>
        </draw:custom-shape>
        <draw:custom-shape draw:style-name="gr43" draw:text-style-name="P15" draw:layer="layout" svg:width="2cm" svg:height="0.5cm" svg:x="21.6cm" svg:y="4.9cm">
          <text:p text:style-name="P1"><text:span text:style-name="T15">sync 6:5</text:span></text:p>
          <draw:enhanced-geometry svg:viewBox="0 0 21600 21600" draw:type="rectangle" draw:enhanced-path="M 0 0 L 21600 0 21600 21600 0 21600 0 0 Z N"/>
        </draw:custom-shape>
        <draw:custom-shape draw:style-name="gr43" draw:text-style-name="P15" draw:layer="layout" svg:width="2.002cm" svg:height="0.5cm" svg:x="23.898cm" svg:y="5.398cm">
          <text:p text:style-name="P1"><text:span text:style-name="T15">sync 5:6</text:span></text:p>
          <draw:enhanced-geometry svg:viewBox="0 0 21600 21600" draw:type="rectangle" draw:enhanced-path="M 0 0 L 21600 0 21600 21600 0 21600 0 0 Z N"/>
        </draw:custom-shape>
        <draw:custom-shape draw:style-name="gr42" draw:text-style-name="P15" draw:layer="layout" svg:width="2.3cm" svg:height="0.5cm" svg:x="21.6cm" svg:y="5.4cm">
          <text:p text:style-name="P1"><text:span text:style-name="T15">media -2</text:span></text:p>
          <draw:enhanced-geometry svg:viewBox="0 0 21600 21600" draw:type="rectangle" draw:enhanced-path="M 0 0 L 21600 0 21600 21600 0 21600 0 0 Z N"/>
        </draw:custom-shape>
        <draw:frame draw:style-name="gr10" draw:text-style-name="P16" draw:layer="layout" svg:width="7.771cm" svg:height="0.806cm" svg:x="7.2cm" svg:y="1.994cm">
          <draw:text-box>
            <text:p text:style-name="P13"><text:span text:style-name="T7">Диаграмма обмена сегментами</text:span></text:p>
          </draw:text-box>
        </draw:frame>
      </draw:page>
      <draw:page draw:name="page7" draw:style-name="dp1" draw:master-page-name="Default">
        <draw:custom-shape draw:style-name="gr1" draw:text-style-name="P17" draw:layer="layout" svg:width="2.4cm" svg:height="0.8cm" svg:x="5.3cm" svg:y="7.1cm">
          <text:p text:style-name="P1"><text:span text:style-name="T16">чат</text:span></text:p>
          <draw:enhanced-geometry svg:viewBox="0 0 21600 21600" draw:type="rectangle" draw:enhanced-path="M 0 0 L 21600 0 21600 21600 0 21600 0 0 Z N"/>
        </draw:custom-shape>
        <draw:custom-shape draw:style-name="gr1" draw:text-style-name="P17" draw:layer="layout" svg:width="2.601cm" svg:height="0.8cm" svg:x="1.499cm" svg:y="7.099cm">
          <text:p text:style-name="P1"><text:span text:style-name="T16">камера</text:span></text:p>
          <draw:enhanced-geometry svg:viewBox="0 0 21600 21600" draw:type="rectangle" draw:enhanced-path="M 0 0 L 21600 0 21600 21600 0 21600 0 0 Z N"/>
        </draw:custom-shape>
        <draw:custom-shape draw:style-name="gr1" draw:text-style-name="P17" draw:layer="layout" svg:width="2.802cm" svg:height="0.8cm" svg:x="8.798cm" svg:y="7.098cm">
          <text:p text:style-name="P1"><text:span text:style-name="T16">поиск</text:span></text:p>
          <draw:enhanced-geometry svg:viewBox="0 0 21600 21600" draw:type="rectangle" draw:enhanced-path="M 0 0 L 21600 0 21600 21600 0 21600 0 0 Z N"/>
        </draw:custom-shape>
        <draw:custom-shape draw:style-name="gr27" draw:text-style-name="P17" draw:layer="layout" svg:width="7.4cm" svg:height="0.8cm" svg:x="6.6cm" svg:y="9.299cm">
          <text:p text:style-name="P1"><text:span text:style-name="T16">мгновенные запросы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17" draw:layer="layout" svg:width="2.601cm" svg:height="0.8cm" svg:x="1.498cm" svg:y="9.298cm">
          <text:p text:style-name="P1"><text:span text:style-name="T16">медиа-буфер</text:span></text:p>
          <draw:enhanced-geometry svg:viewBox="0 0 21600 21600" draw:type="rectangle" draw:enhanced-path="M 0 0 L 21600 0 21600 21600 0 21600 0 0 Z N"/>
        </draw:custom-shape>
        <draw:custom-shape draw:style-name="gr44" draw:text-style-name="P17" draw:layer="layout" svg:width="10.2cm" svg:height="6.303cm" svg:x="3cm" svg:y="11.297cm">
          <text:p text:style-name="P1"><text:span text:style-name="T16">поток формирования сегментов и пакетов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17" draw:layer="layout" svg:width="6.403cm" svg:height="3.004cm" svg:x="6.297cm" svg:y="12.796cm">
          <text:p text:style-name="P1"><text:span text:style-name="T16">нумерованные сегменты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17" draw:layer="layout" svg:width="4.101cm" svg:height="0.8cm" svg:x="5.599cm" svg:y="11.798cm">
          <text:p text:style-name="P1"><text:span text:style-name="T16">медиа циклы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17" draw:layer="layout" svg:width="4.2cm" svg:height="0.8cm" svg:x="6.698cm" svg:y="13.097cm">
          <text:p text:style-name="P1"><text:span text:style-name="T16">срочные циклы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17" draw:layer="layout" svg:width="4.502cm" svg:height="0.8cm" svg:x="7.898cm" svg:y="14.197cm">
          <text:p text:style-name="P1"><text:span text:style-name="T16">плановые циклы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3" draw:text-style-name="P1" draw:layer="layout" svg:x1="2.8cm" svg:y1="10.1cm" svg:x2="6.1cm" svg:y2="11.8cm">
          <text:p/>
        </draw:line>
        <draw:line draw:style-name="gr13" draw:text-style-name="P1" draw:layer="layout" svg:x1="10cm" svg:y1="10.1cm" svg:x2="10cm" svg:y2="13.1cm">
          <text:p/>
        </draw:line>
        <draw:line draw:style-name="gr13" draw:text-style-name="P1" draw:layer="layout" svg:x1="2.8cm" svg:y1="7.9cm" svg:x2="2.8cm" svg:y2="9.3cm">
          <text:p/>
        </draw:line>
        <draw:line draw:style-name="gr13" draw:text-style-name="P1" draw:layer="layout" svg:x1="7.3cm" svg:y1="7.899cm" svg:x2="7.3cm" svg:y2="9.299cm">
          <text:p/>
        </draw:line>
        <draw:line draw:style-name="gr13" draw:text-style-name="P1" draw:layer="layout" svg:x1="10.1cm" svg:y1="7.899cm" svg:x2="10.1cm" svg:y2="9.299cm">
          <text:p/>
        </draw:line>
        <draw:line draw:style-name="gr45" draw:text-style-name="P1" draw:layer="layout" svg:x1="15cm" svg:y1="12.4cm" svg:x2="12cm" svg:y2="14.2cm">
          <text:p/>
        </draw:line>
        <draw:line draw:style-name="gr13" draw:text-style-name="P1" draw:layer="layout" svg:x1="17cm" svg:y1="6.098cm" svg:x2="17cm" svg:y2="7.1cm">
          <text:p/>
        </draw:line>
        <draw:custom-shape draw:style-name="gr46" draw:text-style-name="P17" draw:layer="layout" svg:width="3.7cm" svg:height="0.8cm" svg:x="7.5cm" svg:y="20.799cm">
          <text:p text:style-name="P1"><text:span text:style-name="T16">отправка пакетов</text:span></text:p>
          <draw:enhanced-geometry svg:viewBox="0 0 21600 21600" draw:type="rectangle" draw:enhanced-path="M 0 0 L 21600 0 21600 21600 0 21600 0 0 Z N"/>
        </draw:custom-shape>
        <draw:line draw:style-name="gr13" draw:text-style-name="P1" draw:layer="layout" svg:x1="9.299cm" svg:y1="19.4cm" svg:x2="9.299cm" svg:y2="20.8cm">
          <text:p/>
        </draw:line>
        <draw:custom-shape draw:style-name="gr47" draw:text-style-name="P1" draw:layer="layout" svg:width="1.3cm" svg:height="1.4cm" svg:x="5.8cm" svg:y="4.5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1" draw:text-style-name="P17" draw:layer="layout" svg:width="2.1cm" svg:height="1.9cm" svg:x="15.9cm" svg:y="7.1cm">
          <text:p text:style-name="P1"><text:span text:style-name="T16">база</text:span></text:p>
          <text:p text:style-name="P1"><text:span text:style-name="T16">и файлы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line draw:style-name="gr13" draw:text-style-name="P1" draw:layer="layout" svg:x1="16.9cm" svg:y1="9cm" svg:x2="12.7cm" svg:y2="11.5cm">
          <text:p/>
        </draw:line>
        <draw:custom-shape draw:style-name="gr18" draw:text-style-name="P17" draw:layer="layout" svg:width="2.8cm" svg:height="0.8cm" svg:x="15cm" svg:y="13.3cm">
          <text:p text:style-name="P1"><text:span text:style-name="T16">ответы</text:span></text:p>
          <draw:enhanced-geometry svg:viewBox="0 0 21600 21600" draw:type="rectangle" draw:enhanced-path="M 0 0 L 21600 0 21600 21600 0 21600 0 0 Z N"/>
        </draw:custom-shape>
        <draw:line draw:style-name="gr48" draw:text-style-name="P1" draw:layer="layout" svg:x1="15cm" svg:y1="15.4cm" svg:x2="13cm" svg:y2="16.7cm">
          <text:p/>
        </draw:line>
        <draw:custom-shape draw:style-name="gr1" draw:text-style-name="P17" draw:layer="layout" svg:width="2.103cm" svg:height="1.703cm" svg:x="16cm" svg:y="4.4cm">
          <text:p text:style-name="P1"><text:span text:style-name="T16">подписки</text:span></text:p>
          <text:p text:style-name="P1"><text:span text:style-name="T16">на охоту</text:span></text:p>
          <draw:enhanced-geometry svg:viewBox="0 0 21600 21600" draw:type="rectangle" draw:enhanced-path="M 0 0 L 21600 0 21600 21600 0 21600 0 0 Z N"/>
        </draw:custom-shape>
        <draw:custom-shape draw:style-name="gr39" draw:text-style-name="P17" draw:layer="layout" svg:width="3.7cm" svg:height="1.4cm" svg:x="15cm" svg:y="16.6cm">
          <text:p text:style-name="P1"><text:span text:style-name="T16">соседние циклы</text:span></text:p>
          <text:p text:style-name="P1"><text:span text:style-name="T16">рыбаков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3" draw:text-style-name="P1" draw:layer="layout" svg:x1="15cm" svg:y1="17.3cm" svg:x2="13.2cm" svg:y2="17.3cm">
          <text:p/>
        </draw:line>
        <draw:custom-shape draw:style-name="gr17" draw:text-style-name="P17" draw:layer="layout" svg:width="2.8cm" svg:height="1cm" svg:x="15cm" svg:y="11.7cm">
          <text:p text:style-name="P1"><text:span text:style-name="T16">исходящие</text:span></text:p>
          <text:p text:style-name="P1"><text:span text:style-name="T16">запросы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3" draw:text-style-name="P1" draw:layer="layout" svg:x1="13cm" svg:y1="11.9cm" svg:x2="15cm" svg:y2="11.9cm">
          <text:p/>
        </draw:line>
        <draw:custom-shape draw:style-name="gr49" draw:text-style-name="P17" draw:layer="layout" svg:width="2.6cm" svg:height="1.204cm" svg:x="3.3cm" svg:y="13.096cm">
          <text:p text:style-name="P1"><text:span text:style-name="T16">балансировка</text:span></text:p>
          <text:p text:style-name="P1"><text:span text:style-name="T16">нагрузки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0" draw:text-style-name="P1" draw:layer="layout" svg:x1="3.3cm" svg:y1="13.7cm" svg:x2="2.1cm" svg:y2="13.7cm">
          <text:p/>
        </draw:line>
        <draw:custom-shape draw:style-name="gr1" draw:text-style-name="P17" draw:layer="layout" svg:width="2.103cm" svg:height="1.703cm" svg:x="12.4cm" svg:y="6.6cm">
          <text:p text:style-name="P1"><text:span text:style-name="T16">заявки на</text:span></text:p>
          <text:p text:style-name="P1"><text:span text:style-name="T16">рыбалку</text:span></text:p>
          <draw:enhanced-geometry svg:viewBox="0 0 21600 21600" draw:type="rectangle" draw:enhanced-path="M 0 0 L 21600 0 21600 21600 0 21600 0 0 Z N"/>
        </draw:custom-shape>
        <draw:custom-shape draw:style-name="gr27" draw:text-style-name="P17" draw:layer="layout" svg:width="2.802cm" svg:height="0.8cm" svg:x="10.2cm" svg:y="11.5cm">
          <text:p text:style-name="P1"><text:span text:style-name="T16">опросник</text:span></text:p>
          <draw:enhanced-geometry svg:viewBox="0 0 21600 21600" draw:type="rectangle" draw:enhanced-path="M 0 0 L 21600 0 21600 21600 0 21600 0 0 Z N"/>
        </draw:custom-shape>
        <draw:line draw:style-name="gr13" draw:text-style-name="P1" draw:layer="layout" svg:x1="13.4cm" svg:y1="8.3cm" svg:x2="13.4cm" svg:y2="9.298cm">
          <text:p/>
        </draw:line>
        <draw:frame draw:style-name="gr10" draw:text-style-name="P5" draw:layer="layout" svg:width="9.32cm" svg:height="0.806cm" svg:x="6.18cm" svg:y="1.994cm">
          <draw:text-box>
            <text:p><text:span text:style-name="T7">Формирование сегментов на отправку</text:span></text:p>
          </draw:text-box>
        </draw:frame>
        <draw:custom-shape draw:style-name="gr17" draw:text-style-name="P17" draw:layer="layout" svg:width="5.8cm" svg:height="0.8cm" svg:x="6.4cm" svg:y="18.6cm">
          <text:p text:style-name="P1"><text:span text:style-name="T16">реестр отправленных пакетов</text:span></text:p>
          <draw:enhanced-geometry svg:viewBox="0 0 21600 21600" draw:type="rectangle" draw:enhanced-path="M 0 0 L 21600 0 21600 21600 0 21600 0 0 Z N"/>
        </draw:custom-shape>
        <draw:line draw:style-name="gr13" draw:text-style-name="P1" draw:layer="layout" svg:x1="13cm" svg:y1="16.2cm" svg:x2="15cm" svg:y2="13.9cm">
          <text:p/>
        </draw:line>
        <draw:custom-shape draw:style-name="gr27" draw:text-style-name="P17" draw:layer="layout" svg:width="2.802cm" svg:height="0.8cm" svg:x="10.2cm" svg:y="16.1cm">
          <text:p text:style-name="P1"><text:span text:style-name="T16">ответчик</text:span></text:p>
          <draw:enhanced-geometry svg:viewBox="0 0 21600 21600" draw:type="rectangle" draw:enhanced-path="M 0 0 L 21600 0 21600 21600 0 21600 0 0 Z N"/>
        </draw:custom-shape>
        <draw:custom-shape draw:style-name="gr17" draw:text-style-name="P17" draw:layer="layout" svg:width="2.8cm" svg:height="1cm" svg:x="14.999cm" svg:y="14.699cm">
          <text:p text:style-name="P1"><text:span text:style-name="T16">принятые</text:span></text:p>
          <text:p text:style-name="P1"><text:span text:style-name="T16">запросы</text:span></text:p>
          <draw:enhanced-geometry svg:viewBox="0 0 21600 21600" draw:type="rectangle" draw:enhanced-path="M 0 0 L 21600 0 21600 21600 0 21600 0 0 Z N"/>
        </draw:custom-shape>
        <draw:line draw:style-name="gr13" draw:text-style-name="P1" draw:layer="layout" svg:x1="9.299cm" svg:y1="17.599cm" svg:x2="9.3cm" svg:y2="18.6cm">
          <text:p/>
        </draw:line>
        <draw:line draw:style-name="gr13" draw:text-style-name="P1" draw:layer="layout" svg:x1="15cm" svg:y1="13.6cm" svg:x2="12.4cm" svg:y2="14.6cm">
          <text:p/>
        </draw:line>
        <draw:custom-shape draw:style-name="gr17" draw:text-style-name="P17" draw:layer="layout" svg:width="2.8cm" svg:height="1cm" svg:x="3.2cm" svg:y="19.2cm">
          <text:p text:style-name="P1"><text:span text:style-name="T16">флаг</text:span></text:p>
          <text:p text:style-name="P1"><text:span text:style-name="T16">синхронизации</text:span></text:p>
          <draw:enhanced-geometry svg:viewBox="0 0 21600 21600" draw:type="rectangle" draw:enhanced-path="M 0 0 L 21600 0 21600 21600 0 21600 0 0 Z N"/>
        </draw:custom-shape>
        <draw:line draw:style-name="gr13" draw:text-style-name="P1" draw:layer="layout" svg:x1="5.2cm" svg:y1="19.2cm" svg:x2="5.2cm" svg:y2="17.6cm">
          <text:p/>
        </draw:line>
        <draw:line draw:style-name="gr13" draw:text-style-name="P1" draw:layer="layout" svg:x1="4.6cm" svg:y1="17.6cm" svg:x2="4.6cm" svg:y2="19.2cm">
          <text:p/>
        </draw:line>
        <draw:custom-shape draw:style-name="gr1" draw:text-style-name="P17" draw:layer="layout" svg:width="2.6cm" svg:height="0.8cm" svg:x="3.4cm" svg:y="20.9cm">
          <text:p text:style-name="P1"><text:span text:style-name="T16">таймер</text:span></text:p>
          <draw:enhanced-geometry svg:viewBox="0 0 21600 21600" draw:type="rectangle" draw:enhanced-path="M 0 0 L 21600 0 21600 21600 0 21600 0 0 Z N"/>
        </draw:custom-shape>
        <draw:line draw:style-name="gr13" draw:text-style-name="P1" draw:layer="layout" svg:x1="4.6cm" svg:y1="20.9cm" svg:x2="4.6cm" svg:y2="20.2cm">
          <text:p/>
        </draw:line>
        <draw:line draw:style-name="gr13" draw:text-style-name="P1" draw:layer="layout" svg:x1="7.5cm" svg:y1="21.2cm" svg:x2="6cm" svg:y2="21.2cm">
          <text:p/>
        </draw:line>
        <draw:line draw:style-name="gr13" draw:text-style-name="P1" draw:layer="layout" svg:x1="6.5cm" svg:y1="5.898cm" svg:x2="6.5cm" svg:y2="7.1cm">
          <text:p/>
        </draw:line>
        <draw:line draw:style-name="gr13" draw:text-style-name="P1" draw:layer="layout" svg:x1="6.4cm" svg:y1="5.897cm" svg:x2="3.8cm" svg:y2="7.1cm">
          <text:p/>
        </draw:line>
        <draw:line draw:style-name="gr13" draw:text-style-name="P1" draw:layer="layout" svg:x1="6.6cm" svg:y1="5.897cm" svg:x2="9cm" svg:y2="7.1cm">
          <text:p/>
        </draw:line>
        <draw:line draw:style-name="gr13" draw:text-style-name="P1" draw:layer="layout" svg:x1="6.6cm" svg:y1="5.9cm" svg:x2="12.4cm" svg:y2="6.9cm">
          <text:p/>
        </draw:line>
      </draw:page>
      <draw:page draw:name="page8" draw:style-name="dp1" draw:master-page-name="Default">
        <draw:custom-shape draw:style-name="gr51" draw:text-style-name="P17" draw:layer="layout" svg:width="10.402cm" svg:height="4.803cm" svg:x="2.9cm" svg:y="6.9cm">
          <text:p text:style-name="P1"><text:span text:style-name="T16">поток приема и обработки сегментов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7" draw:layer="layout" svg:width="2.601cm" svg:height="0.8cm" svg:x="1.501cm" svg:y="14.404cm">
          <text:p text:style-name="P1"><text:span text:style-name="T16">камера</text:span></text:p>
          <draw:enhanced-geometry svg:viewBox="0 0 21600 21600" draw:type="rectangle" draw:enhanced-path="M 0 0 L 21600 0 21600 21600 0 21600 0 0 Z N"/>
        </draw:custom-shape>
        <draw:custom-shape draw:style-name="gr1" draw:text-style-name="P17" draw:layer="layout" svg:width="2.102cm" svg:height="0.8cm" svg:x="7.3cm" svg:y="14.204cm">
          <text:p text:style-name="P1"><text:span text:style-name="T16">поиск</text:span></text:p>
          <draw:enhanced-geometry svg:viewBox="0 0 21600 21600" draw:type="rectangle" draw:enhanced-path="M 0 0 L 21600 0 21600 21600 0 21600 0 0 Z N"/>
        </draw:custom-shape>
        <draw:custom-shape draw:style-name="gr30" draw:text-style-name="P17" draw:layer="layout" svg:width="2.601cm" svg:height="0.8cm" svg:x="1.5cm" svg:y="12.203cm">
          <text:p text:style-name="P1"><text:span text:style-name="T16">медиа-буфер</text:span></text:p>
          <draw:enhanced-geometry svg:viewBox="0 0 21600 21600" draw:type="rectangle" draw:enhanced-path="M 0 0 L 21600 0 21600 21600 0 21600 0 0 Z N"/>
        </draw:custom-shape>
        <draw:custom-shape draw:style-name="gr17" draw:text-style-name="P17" draw:layer="layout" svg:width="2.8cm" svg:height="0.996cm" svg:x="16.9cm" svg:y="9.704cm">
          <text:p text:style-name="P1"><text:span text:style-name="T16">исходящие</text:span></text:p>
          <text:p text:style-name="P1"><text:span text:style-name="T16">запросы</text:span></text:p>
          <draw:enhanced-geometry svg:viewBox="0 0 21600 21600" draw:type="rectangle" draw:enhanced-path="M 0 0 L 21600 0 21600 21600 0 21600 0 0 Z N"/>
        </draw:custom-shape>
        <draw:line draw:style-name="gr13" draw:text-style-name="P1" draw:layer="layout" svg:x1="9.1cm" svg:y1="7.8cm" svg:x2="11.802cm" svg:y2="6.004cm">
          <text:p/>
        </draw:line>
        <draw:line draw:style-name="gr13" draw:text-style-name="P1" draw:layer="layout" svg:x1="2.802cm" svg:y1="13.004cm" svg:x2="2.802cm" svg:y2="14.404cm">
          <text:p/>
        </draw:line>
        <draw:custom-shape draw:style-name="gr52" draw:text-style-name="P17" draw:layer="layout" svg:width="3.7cm" svg:height="0.8cm" svg:x="6.101cm" svg:y="4.502cm">
          <text:p text:style-name="P1"><text:span text:style-name="T16">прием пакетов</text:span></text:p>
          <draw:enhanced-geometry svg:viewBox="0 0 21600 21600" draw:type="rectangle" draw:enhanced-path="M 0 0 L 21600 0 21600 21600 0 21600 0 0 Z N"/>
        </draw:custom-shape>
        <draw:line draw:style-name="gr13" draw:text-style-name="P1" draw:layer="layout" svg:x1="7.9cm" svg:y1="5.3cm" svg:x2="7.902cm" svg:y2="7.804cm">
          <text:p/>
        </draw:line>
        <draw:custom-shape draw:style-name="gr47" draw:text-style-name="P1" draw:layer="layout" svg:width="1.3cm" svg:height="1.4cm" svg:x="4.9cm" svg:y="13.9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53" draw:text-style-name="P17" draw:layer="layout" svg:width="3.7cm" svg:height="1.204cm" svg:x="6.102cm" svg:y="7.8cm">
          <text:p text:style-name="P1"><text:span text:style-name="T16">разбор сегментов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4" draw:text-style-name="P1" draw:layer="layout" svg:x1="17.4cm" svg:y1="8.5cm" svg:x2="18.3cm" svg:y2="9.7cm">
          <text:p/>
        </draw:line>
        <draw:custom-shape draw:style-name="gr39" draw:text-style-name="P17" draw:layer="layout" svg:width="3.802cm" svg:height="1.1cm" svg:x="11.8cm" svg:y="5.4cm">
          <text:p text:style-name="P1"><text:span text:style-name="T16">соседние циклы</text:span></text:p>
          <text:p text:style-name="P1"><text:span text:style-name="T16">рыбаков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17" draw:layer="layout" svg:width="6.802cm" svg:height="0.8cm" svg:x="6.1cm" svg:y="10.401cm">
          <text:p text:style-name="P1"><text:span text:style-name="T16">принятые нумерованные сегменты</text:span></text:p>
          <draw:enhanced-geometry svg:viewBox="0 0 21600 21600" draw:type="rectangle" draw:enhanced-path="M 0 0 L 21600 0 21600 21600 0 21600 0 0 Z N"/>
        </draw:custom-shape>
        <draw:line draw:style-name="gr13" draw:text-style-name="P1" draw:layer="layout" svg:x1="7.901cm" svg:y1="9.003cm" svg:x2="7.902cm" svg:y2="10.404cm">
          <text:p/>
        </draw:line>
        <draw:custom-shape draw:style-name="gr53" draw:text-style-name="P17" draw:layer="layout" svg:width="2.9cm" svg:height="1.204cm" svg:x="9.802cm" svg:y="7.799cm">
          <text:p text:style-name="P1"><text:span text:style-name="T16">контроль</text:span></text:p>
          <text:p text:style-name="P1"><text:span text:style-name="T16">нумерации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4" draw:text-style-name="P1" draw:layer="layout" svg:x1="11.2cm" svg:y1="9.002cm" svg:x2="11.201cm" svg:y2="10.403cm">
          <text:p/>
        </draw:line>
        <draw:line draw:style-name="gr13" draw:text-style-name="P1" draw:layer="layout" svg:x1="7.302cm" svg:y1="9.003cm" svg:x2="3.4cm" svg:y2="12.2cm">
          <text:p/>
        </draw:line>
        <draw:custom-shape draw:style-name="gr49" draw:text-style-name="P17" draw:layer="layout" svg:width="2.898cm" svg:height="1.204cm" svg:x="3.202cm" svg:y="7.798cm">
          <text:p text:style-name="P1"><text:span text:style-name="T16">анализатор</text:span></text:p>
          <text:p text:style-name="P1"><text:span text:style-name="T16">потерь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7" draw:layer="layout" svg:width="2.4cm" svg:height="0.8cm" svg:x="7cm" svg:y="12.702cm">
          <text:p text:style-name="P1"><text:span text:style-name="T16">чат</text:span></text:p>
          <draw:enhanced-geometry svg:viewBox="0 0 21600 21600" draw:type="rectangle" draw:enhanced-path="M 0 0 L 21600 0 21600 21600 0 21600 0 0 Z N"/>
        </draw:custom-shape>
        <draw:line draw:style-name="gr13" draw:text-style-name="P1" draw:layer="layout" svg:x1="8.202cm" svg:y1="11.203cm" svg:x2="8.202cm" svg:y2="12.704cm">
          <text:p/>
        </draw:line>
        <draw:custom-shape draw:style-name="gr53" draw:text-style-name="P17" draw:layer="layout" svg:width="3.001cm" svg:height="1.399cm" svg:x="14.401cm" svg:y="7.604cm">
          <text:p text:style-name="P1"><text:span text:style-name="T16">запрос</text:span></text:p>
          <text:p text:style-name="P1"><text:span text:style-name="T16">потерянных</text:span></text:p>
          <text:p text:style-name="P1"><text:span text:style-name="T16">сегментов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5" draw:text-style-name="P1" draw:layer="layout" svg:x1="14.4cm" svg:y1="8.4cm" svg:x2="12.702cm" svg:y2="8.404cm">
          <text:p/>
        </draw:line>
        <draw:custom-shape draw:style-name="gr17" draw:text-style-name="P17" draw:layer="layout" svg:width="2.8cm" svg:height="1cm" svg:x="13.7cm" svg:y="14.3cm">
          <text:p text:style-name="P1"><text:span text:style-name="T16">принятые</text:span></text:p>
          <text:p text:style-name="P1"><text:span text:style-name="T16">запросы</text:span></text:p>
          <draw:enhanced-geometry svg:viewBox="0 0 21600 21600" draw:type="rectangle" draw:enhanced-path="M 0 0 L 21600 0 21600 21600 0 21600 0 0 Z N"/>
        </draw:custom-shape>
        <draw:custom-shape draw:style-name="gr30" draw:text-style-name="P17" draw:layer="layout" svg:width="3.199cm" svg:height="0.8cm" svg:x="9.702cm" svg:y="12.703cm">
          <text:p text:style-name="P1"><text:span text:style-name="T16">принят ответ</text:span></text:p>
          <draw:enhanced-geometry svg:viewBox="0 0 21600 21600" draw:type="rectangle" draw:enhanced-path="M 0 0 L 21600 0 21600 21600 0 21600 0 0 Z N"/>
        </draw:custom-shape>
        <draw:line draw:style-name="gr13" draw:text-style-name="P1" draw:layer="layout" svg:x1="11.002cm" svg:y1="11.203cm" svg:x2="11.002cm" svg:y2="12.704cm">
          <text:p/>
        </draw:line>
        <draw:line draw:style-name="gr13" draw:text-style-name="P1" draw:layer="layout" svg:x1="12.202cm" svg:y1="11.204cm" svg:x2="14.1cm" svg:y2="14.3cm">
          <text:p/>
        </draw:line>
        <draw:custom-shape draw:style-name="gr1" draw:text-style-name="P17" draw:layer="layout" svg:width="2.1cm" svg:height="1.9cm" svg:x="10.402cm" svg:y="15.004cm">
          <text:p text:style-name="P1"><text:span text:style-name="T16">база</text:span></text:p>
          <text:p text:style-name="P1"><text:span text:style-name="T16">и файлы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line draw:style-name="gr13" draw:text-style-name="P1" draw:layer="layout" svg:x1="11.402cm" svg:y1="13.503cm" svg:x2="11.402cm" svg:y2="15.004cm">
          <text:p/>
        </draw:line>
        <draw:line draw:style-name="gr13" draw:text-style-name="P1" draw:layer="layout" svg:x1="12.9cm" svg:y1="10.699cm" svg:x2="13.9cm" svg:y2="11.5cm">
          <text:p/>
        </draw:line>
        <draw:line draw:style-name="gr13" draw:text-style-name="P1" draw:layer="layout" svg:x1="10.402cm" svg:y1="13.503cm" svg:x2="9.402cm" svg:y2="14.604cm">
          <text:p/>
        </draw:line>
        <draw:line draw:style-name="gr50" draw:text-style-name="P1" draw:layer="layout" svg:x1="3.2cm" svg:y1="8.4cm" svg:x2="2cm" svg:y2="8.4cm">
          <text:p/>
        </draw:line>
        <draw:line draw:style-name="gr45" draw:text-style-name="P1" draw:layer="layout" svg:x1="18.3cm" svg:y1="10.7cm" svg:x2="18.3cm" svg:y2="11.6cm">
          <text:p/>
        </draw:line>
        <draw:line draw:style-name="gr48" draw:text-style-name="P1" draw:layer="layout" svg:x1="15.1cm" svg:y1="15.3cm" svg:x2="15.1cm" svg:y2="16.1cm">
          <text:p/>
        </draw:line>
        <draw:frame draw:style-name="gr10" draw:text-style-name="P5" draw:layer="layout" svg:width="7.462cm" svg:height="0.806cm" svg:x="6.8cm" svg:y="1.994cm">
          <draw:text-box>
            <text:p><text:span text:style-name="T7">Прием и обработка сегментов</text:span></text:p>
          </draw:text-box>
        </draw:frame>
        <draw:custom-shape draw:style-name="gr17" draw:text-style-name="P17" draw:layer="layout" svg:width="5.8cm" svg:height="0.8cm" svg:x="13.9cm" svg:y="12.7cm">
          <text:p text:style-name="P1"><text:span text:style-name="T16">реестр отправленных пакетов</text:span></text:p>
          <draw:enhanced-geometry svg:viewBox="0 0 21600 21600" draw:type="rectangle" draw:enhanced-path="M 0 0 L 21600 0 21600 21600 0 21600 0 0 Z N"/>
        </draw:custom-shape>
        <draw:custom-shape draw:style-name="gr17" draw:text-style-name="P17" draw:layer="layout" svg:width="2.8cm" svg:height="1cm" svg:x="13.9cm" svg:y="11.2cm">
          <text:p text:style-name="P1"><text:span text:style-name="T16">флаг</text:span></text:p>
          <text:p text:style-name="P1"><text:span text:style-name="T16">синхронизации</text:span></text:p>
          <draw:enhanced-geometry svg:viewBox="0 0 21600 21600" draw:type="rectangle" draw:enhanced-path="M 0 0 L 21600 0 21600 21600 0 21600 0 0 Z N"/>
        </draw:custom-shape>
        <draw:line draw:style-name="gr13" draw:text-style-name="P1" draw:layer="layout" svg:x1="13.3cm" svg:y1="10.2cm" svg:x2="14.1cm" svg:y2="10.2cm">
          <text:p/>
        </draw:line>
        <draw:custom-shape draw:style-name="gr1" draw:text-style-name="P17" draw:layer="layout" svg:width="2.2cm" svg:height="0.8cm" svg:x="14.1cm" svg:y="9.8cm">
          <text:p text:style-name="P1"><text:span text:style-name="T16">таймер</text:span></text:p>
          <draw:enhanced-geometry svg:viewBox="0 0 21600 21600" draw:type="rectangle" draw:enhanced-path="M 0 0 L 21600 0 21600 21600 0 21600 0 0 Z N"/>
        </draw:custom-shape>
        <draw:line draw:style-name="gr13" draw:text-style-name="P1" draw:layer="layout" svg:x1="4.102cm" svg:y1="14.603cm" svg:x2="4.9cm" svg:y2="14.6cm">
          <text:p/>
        </draw:line>
        <draw:line draw:style-name="gr13" draw:text-style-name="P1" draw:layer="layout" svg:x1="7cm" svg:y1="13cm" svg:x2="5.9cm" svg:y2="14cm">
          <text:p/>
        </draw:line>
        <draw:line draw:style-name="gr13" draw:text-style-name="P1" draw:layer="layout" svg:x1="7.3cm" svg:y1="14.6cm" svg:x2="6.2cm" svg:y2="14.6cm">
          <text:p/>
        </draw:line>
      </draw:page>
      <draw:page draw:name="page9" draw:style-name="dp1" draw:master-page-name="Default">
        <draw:custom-shape draw:style-name="gr56" draw:text-style-name="P1" draw:layer="layout" svg:width="0.8cm" svg:height="1.1cm" svg:x="4cm" svg:y="13.6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57" draw:text-style-name="P1" draw:layer="layout" svg:width="1cm" svg:height="1cm" svg:x="4.5cm" svg:y="13.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8" draw:text-style-name="P1" draw:layer="layout" svg:width="0.8cm" svg:height="0.8cm" svg:x="11.2cm" svg:y="10.9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59" draw:text-style-name="P1" draw:layer="layout" svg:width="1cm" svg:height="1cm" svg:x="10cm" svg:y="10.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0" draw:text-style-name="P1" draw:layer="layout" svg:width="1cm" svg:height="1cm" svg:x="11.1cm" svg:y="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1" draw:text-style-name="P1" draw:layer="layout" svg:width="1cm" svg:height="1cm" svg:x="8.9cm" svg:y="1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2" draw:text-style-name="P1" draw:layer="layout" svg:width="1cm" svg:height="1cm" svg:x="8.8cm" svg:y="13.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3" draw:text-style-name="P1" draw:layer="layout" svg:width="1cm" svg:height="1cm" svg:x="4.5cm" svg:y="14.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4" draw:text-style-name="P1" draw:layer="layout" svg:x1="5.5cm" svg:y1="13.6cm" svg:x2="8.8cm" svg:y2="14cm">
          <text:p/>
        </draw:line>
        <draw:line draw:style-name="gr4" draw:text-style-name="P1" draw:layer="layout" svg:x1="9.8cm" svg:y1="14cm" svg:x2="11.6cm" svg:y2="13cm">
          <text:p/>
        </draw:line>
        <draw:line draw:style-name="gr4" draw:text-style-name="P1" draw:layer="layout" svg:x1="5.5cm" svg:y1="13.6cm" svg:x2="10cm" svg:y2="11.4cm">
          <text:p/>
        </draw:line>
        <draw:line draw:style-name="gr4" draw:text-style-name="P1" draw:layer="layout" svg:x1="5.5cm" svg:y1="13.6cm" svg:x2="8.9cm" svg:y2="16.5cm">
          <text:p/>
        </draw:line>
        <draw:custom-shape draw:style-name="gr62" draw:text-style-name="P1" draw:layer="layout" svg:width="0.8cm" svg:height="0.8cm" svg:x="9.3cm" svg:y="12.6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61" draw:text-style-name="P1" draw:layer="layout" svg:width="0.8cm" svg:height="0.8cm" svg:x="9.6cm" svg:y="15.3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57" draw:text-style-name="P1" draw:layer="layout" svg:width="0.8cm" svg:height="0.8cm" svg:x="4.9cm" svg:y="12.3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64" draw:text-style-name="P1" draw:layer="layout" svg:width="0.8cm" svg:height="0.8cm" svg:x="4.9cm" svg:y="15.3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line draw:style-name="gr4" draw:text-style-name="P1" draw:layer="layout" svg:x1="5.5cm" svg:y1="14.8cm" svg:x2="5.5cm" svg:y2="13.6cm">
          <text:p/>
        </draw:line>
        <draw:custom-shape draw:style-name="gr65" draw:text-style-name="P1" draw:layer="layout" svg:width="0.8cm" svg:height="0.8cm" svg:x="9.599cm" svg:y="12.599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Arrowhead_20_10" draw:display-name="Arrowhead 10" svg:viewBox="0 0 3000 3000" svg:d="m1500 3000c-276 0-511-63-750-201s-411-310-549-549-201-474-201-750 63-511 201-750 310-411 549-549 474-201 750-201 511 63 750 201 411 310 549 549 201 474 201 750-63 511-201 750-310 411-549 549-474 201-750 201zm0-200c-239 0-443-55-650-174s-356-269-476-476-174-411-174-650 55-443 174-650 269-356 476-476c207-119 411-174 650-174s443 55 650 174c207 120 356 269 476 476s174 411 174 650-55 443-174 650-269 356-476 476c-207 119-411 174-650 174z"/>
    <draw:marker draw:name="Arrowhead_20_13" draw:display-name="Arrowhead 13" svg:viewBox="0 0 1122 2243" svg:d="m0 2108v17 17l12 42 30 34 38 21 43 4 29-8 30-21 25-26 13-34 343-1532 339 1520 13 42 29 34 39 21 42 4 42-12 34-30 21-42v-39-12l-4 4-440-1998-9-42-25-39-38-25-43-8-42 8-38 25-26 39-8 42z"/>
    <draw:marker draw:name="Arrowhead_20_5" draw:display-name="Arrowhead 5" svg:viewBox="0 0 1131 1918" svg:d="m737 1131h394l-564-1131-567 1131h398l-398 787h1131z"/>
    <draw:stroke-dash draw:name="Dash_20_1" draw:display-name="Dash 1" draw:style="rect" draw:dots1="1" draw:dots1-length="0.02cm" draw:dots2="1" draw:dots2-length="0.02cm" draw:distance="0.02cm"/>
    <draw:stroke-dash draw:name="Dashed_20__28_var_29_" draw:display-name="Dashed (var)" draw:style="rect" draw:dots1="1" draw:dots1-length="197%" draw:distance="127%"/>
    <draw:stroke-dash draw:name="Fine_20_Dashed_20__28_var_29_" draw:display-name="Fine Dashed (var)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ru" fo:country="RU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808080" draw:marker-start-width="0.2cm" draw:marker-start-center="false" draw:marker-end-width="0.2cm" draw:marker-end-center="false" draw:fill="solid" draw:fill-color="#cfe7f5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fo:font-family="'Liberation Sans'" style:font-family-generic="roman" style:font-pitch="variable" fo:font-size="1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Заголовок_20_3" style:display-name="Заголовок 3" style:family="graphic">
      <style:paragraph-properties fo:margin-top="0.746cm" fo:margin-bottom="0.374cm" style:text-autospace="none"/>
      <style:text-properties fo:font-family="Arial" style:font-family-generic="swiss" fo:font-size="14pt" fo:font-weight="bold" style:font-size-asian="14pt" style:font-weight-asian="bold" style:font-size-complex="14pt" style:font-weight-complex="bold"/>
    </style:style>
    <style:style style:name="_201e_R_201e_y_201e__7d__201e_r_201e__20ac__201e__7c__20__201e__7e__201e__2026__201e__7d__201e_u_201e__201a__201e_p_201e_ˆ_201e_y_201e_y" style:display-name="„R„y„}„r„€„| „~„…„}„u„‚„p„ˆ„y„y" style:family="graphic">
      <style:paragraph-properties style:text-autospace="none"/>
    </style:style>
    <style:style style:name="Маркеры_20_списка" style:display-name="Маркеры списка" style:family="graphic">
      <style:paragraph-properties style:text-autospace="none"/>
      <style:text-properties fo:font-family="OpenSymbol, 'Arial Unicode MS'" style:font-family-asian="OpenSymbol, 'Arial Unicode MS'" style:font-family-complex="OpenSymbol, 'Arial Unicode MS'"/>
    </style:style>
    <style:style style:name="Reference" style:family="graphic">
      <style:paragraph-properties style:text-autospace="none"/>
      <style:text-properties fo:font-size="10pt" style:font-size-asian="10pt" style:font-size-complex="10pt"/>
    </style:style>
    <style:style style:name="_201e_B_201e_u_201e__201a__201e__2021__201e__7e__201e_y_201e_z_20__201e__7b__201e__20ac__201e__7c__201e__20ac__201e__7e__201e__201e__201e_y_201e__201e__201e__2026__201e__7c_" style:display-name="„B„u„‚„‡„~„y„z „{„€„|„€„~„„„y„„„…„|" style:family="graphic">
      <style:paragraph-properties style:text-autospace="none">
        <style:tab-stops>
          <style:tab-stop style:position="13.441cm" style:type="center"/>
          <style:tab-stop style:position="26.882cm" style:type="right"/>
        </style:tab-stops>
      </style:paragraph-properties>
    </style:style>
    <style:style style:name="_3f__3f__3f__3f__3f__3f__3f__3f__3f__20_9" style:display-name="????????? 9" style:family="graphic">
      <style:paragraph-properties fo:margin-left="0cm" fo:margin-right="0cm" fo:margin-top="0cm" fo:margin-bottom="0.178cm" fo:text-align="start" fo:text-indent="0cm" style:text-autospace="none" style:writing-mode="lr-tb"/>
      <style:text-properties style:use-window-font-color="true" style:text-outline="false" style:text-line-through-style="none" fo:font-family="FreeSans" style:font-family-generic="roman" fo:font-size="20pt" fo:font-style="normal" fo:text-shadow="none" style:text-underline-style="none" fo:font-weight="normal" style:letter-kerning="true" style:font-family-asian="Arial" style:font-family-generic-asian="swiss" style:font-pitch-asian="variable" style:font-size-asian="12pt" style:font-style-asian="normal" style:font-weight-asian="normal" style:font-family-complex="'DejaVu Sans'" style:font-family-generic-complex="swiss" style:font-pitch-complex="variable" style:font-style-complex="normal" style:font-weight-complex="normal" style:text-emphasize="none"/>
    </style:style>
    <style:style style:name="_3f__3f__3f__3f__3f__3f__3f__3f__3f__20_8" style:display-name="????????? 8" style:family="graphic">
      <style:paragraph-properties fo:margin-left="0cm" fo:margin-right="0cm" fo:margin-top="0cm" fo:margin-bottom="0.178cm" fo:text-align="start" fo:text-indent="0cm" style:text-autospace="none" style:writing-mode="lr-tb"/>
      <style:text-properties style:use-window-font-color="true" style:text-outline="false" style:text-line-through-style="none" fo:font-family="FreeSans" style:font-family-generic="roman" fo:font-size="20pt" fo:font-style="normal" fo:text-shadow="none" style:text-underline-style="none" fo:font-weight="normal" style:letter-kerning="true" style:font-family-asian="Arial" style:font-family-generic-asian="swiss" style:font-pitch-asian="variable" style:font-size-asian="12pt" style:font-style-asian="normal" style:font-weight-asian="normal" style:font-family-complex="'DejaVu Sans'" style:font-family-generic-complex="swiss" style:font-pitch-complex="variable" style:font-style-complex="normal" style:font-weight-complex="normal" style:text-emphasize="none"/>
    </style:style>
    <style:style style:name="_3f__3f__3f__3f__3f__3f__3f__3f__3f__20_7" style:display-name="????????? 7" style:family="graphic">
      <style:paragraph-properties fo:margin-left="0cm" fo:margin-right="0cm" fo:margin-top="0cm" fo:margin-bottom="0.178cm" fo:text-align="start" fo:text-indent="0cm" style:text-autospace="none" style:writing-mode="lr-tb"/>
      <style:text-properties style:use-window-font-color="true" style:text-outline="false" style:text-line-through-style="none" fo:font-family="FreeSans" style:font-family-generic="roman" fo:font-size="20pt" fo:font-style="normal" fo:text-shadow="none" style:text-underline-style="none" fo:font-weight="normal" style:letter-kerning="true" style:font-family-asian="Arial" style:font-family-generic-asian="swiss" style:font-pitch-asian="variable" style:font-size-asian="12pt" style:font-style-asian="normal" style:font-weight-asian="normal" style:font-family-complex="'DejaVu Sans'" style:font-family-generic-complex="swiss" style:font-pitch-complex="variable" style:font-style-complex="normal" style:font-weight-complex="normal" style:text-emphasize="none"/>
    </style:style>
    <style:style style:name="_3f__3f__3f__3f__3f__3f__3f__3f__3f__20_6" style:display-name="????????? 6" style:family="graphic">
      <style:paragraph-properties fo:margin-left="0cm" fo:margin-right="0cm" fo:margin-top="0cm" fo:margin-bottom="0.178cm" fo:text-align="start" fo:text-indent="0cm" style:text-autospace="none" style:writing-mode="lr-tb"/>
      <style:text-properties style:use-window-font-color="true" style:text-outline="false" style:text-line-through-style="none" fo:font-family="FreeSans" style:font-family-generic="roman" fo:font-size="20pt" fo:font-style="normal" fo:text-shadow="none" style:text-underline-style="none" fo:font-weight="normal" style:letter-kerning="true" style:font-family-asian="Arial" style:font-family-generic-asian="swiss" style:font-pitch-asian="variable" style:font-size-asian="12pt" style:font-style-asian="normal" style:font-weight-asian="normal" style:font-family-complex="'DejaVu Sans'" style:font-family-generic-complex="swiss" style:font-pitch-complex="variable" style:font-style-complex="normal" style:font-weight-complex="normal" style:text-emphasize="none"/>
    </style:style>
    <style:style style:name="_3f__3f__3f__3f__3f__3f__3f__3f__3f__20_5" style:display-name="????????? 5" style:family="graphic">
      <style:paragraph-properties fo:margin-left="0cm" fo:margin-right="0cm" fo:margin-top="0cm" fo:margin-bottom="0.178cm" fo:text-align="start" fo:text-indent="0cm" style:text-autospace="none" style:writing-mode="lr-tb"/>
      <style:text-properties style:use-window-font-color="true" style:text-outline="false" style:text-line-through-style="none" fo:font-family="FreeSans" style:font-family-generic="roman" fo:font-size="20pt" fo:font-style="normal" fo:text-shadow="none" style:text-underline-style="none" fo:font-weight="normal" style:letter-kerning="true" style:font-family-asian="Arial" style:font-family-generic-asian="swiss" style:font-pitch-asian="variable" style:font-size-asian="12pt" style:font-style-asian="normal" style:font-weight-asian="normal" style:font-family-complex="'DejaVu Sans'" style:font-family-generic-complex="swiss" style:font-pitch-complex="variable" style:font-style-complex="normal" style:font-weight-complex="normal" style:text-emphasize="none"/>
    </style:style>
    <style:style style:name="_3f__3f__3f__3f__3f__3f__3f__3f__3f__20_4" style:display-name="????????? 4" style:family="graphic">
      <style:paragraph-properties fo:margin-left="0cm" fo:margin-right="0cm" fo:margin-top="0cm" fo:margin-bottom="0.351cm" fo:text-align="start" fo:text-indent="0cm" style:text-autospace="none" style:writing-mode="lr-tb"/>
      <style:text-properties style:use-window-font-color="true" style:text-outline="false" style:text-line-through-style="none" fo:font-family="FreeSans" style:font-family-generic="roman" fo:font-size="20pt" fo:font-style="normal" fo:text-shadow="none" style:text-underline-style="none" fo:font-weight="normal" style:letter-kerning="true" style:font-family-asian="Arial" style:font-family-generic-asian="swiss" style:font-pitch-asian="variable" style:font-size-asian="12pt" style:font-style-asian="normal" style:font-weight-asian="normal" style:font-family-complex="'DejaVu Sans'" style:font-family-generic-complex="swiss" style:font-pitch-complex="variable" style:font-style-complex="normal" style:font-weight-complex="normal" style:text-emphasize="none"/>
    </style:style>
    <style:style style:name="_3f__3f__3f__3f__3f__3f__3f__3f__3f__20_3" style:display-name="????????? 3" style:family="graphic">
      <style:paragraph-properties fo:margin-left="0cm" fo:margin-right="0cm" fo:margin-top="0cm" fo:margin-bottom="0.529cm" fo:text-align="start" fo:text-indent="0cm" style:text-autospace="none" style:writing-mode="lr-tb"/>
      <style:text-properties style:use-window-font-color="true" style:text-outline="false" style:text-line-through-style="none" fo:font-family="FreeSans" style:font-family-generic="roman" fo:font-size="24pt" fo:font-style="normal" fo:text-shadow="none" style:text-underline-style="none" fo:font-weight="normal" style:letter-kerning="true" style:font-family-asian="Arial" style:font-family-generic-asian="swiss" style:font-pitch-asian="variable" style:font-size-asian="12pt" style:font-style-asian="normal" style:font-weight-asian="normal" style:font-family-complex="'DejaVu Sans'" style:font-family-generic-complex="swiss" style:font-pitch-complex="variable" style:font-style-complex="normal" style:font-weight-complex="normal" style:text-emphasize="none"/>
    </style:style>
    <style:style style:name="_3f__3f__3f__3f__3f__3f__3f__3f__3f__20_2" style:display-name="????????? 2" style:family="graphic">
      <style:paragraph-properties fo:margin-left="0cm" fo:margin-right="0cm" fo:margin-top="0cm" fo:margin-bottom="0.706cm" fo:text-align="start" fo:text-indent="0cm" style:text-autospace="none" style:writing-mode="lr-tb"/>
      <style:text-properties style:use-window-font-color="true" style:text-outline="false" style:text-line-through-style="none" fo:font-family="FreeSans" style:font-family-generic="roman" fo:font-size="28pt" fo:font-style="normal" fo:text-shadow="none" style:text-underline-style="none" fo:font-weight="normal" style:letter-kerning="true" style:font-family-asian="Arial" style:font-family-generic-asian="swiss" style:font-pitch-asian="variable" style:font-size-asian="12pt" style:font-style-asian="normal" style:font-weight-asian="normal" style:font-family-complex="'DejaVu Sans'" style:font-family-generic-complex="swiss" style:font-pitch-complex="variable" style:font-style-complex="normal" style:font-weight-complex="normal" style:text-emphasize="none"/>
    </style:style>
    <style:style style:name="_3f__3f__3f__3f__3f__3f__3f__3f__3f__20_1" style:display-name="????????? 1" style:family="graphic">
      <style:paragraph-properties fo:margin-left="0cm" fo:margin-right="0cm" fo:margin-top="0cm" fo:margin-bottom="0.88cm" fo:text-align="start" fo:text-indent="0cm" style:text-autospace="none" style:writing-mode="lr-tb"/>
      <style:text-properties style:use-window-font-color="true" style:text-outline="false" style:text-line-through-style="none" fo:font-family="FreeSans" style:font-family-generic="roman" fo:font-size="31.5pt" fo:font-style="normal" fo:text-shadow="none" style:text-underline-style="none" fo:font-weight="normal" style:letter-kerning="true" style:font-family-asian="Arial" style:font-family-generic-asian="swiss" style:font-pitch-asian="variable" style:font-size-asian="12pt" style:font-style-asian="normal" style:font-weight-asian="normal" style:font-family-complex="'DejaVu Sans'" style:font-family-generic-complex="swiss" style:font-pitch-complex="variable" style:font-style-complex="normal" style:font-weight-complex="normal" style:text-emphasize="none"/>
    </style:style>
    <style:style style:name="_3f__3f__3f__3f__3f__3f__3f_" style:display-name="???????" style:family="graphic">
      <style:paragraph-properties fo:margin-left="0cm" fo:margin-right="0cm" fo:margin-top="0cm" fo:margin-bottom="0cm" fo:text-align="start" fo:text-indent="0cm" style:text-autospace="none" style:writing-mode="lr-tb"/>
      <style:text-properties style:use-window-font-color="true" style:text-outline="false" style:text-line-through-style="none" fo:font-family="FreeSans" style:font-family-generic="roman" fo:font-size="18pt" fo:language="en" fo:country="US" fo:font-style="normal" fo:text-shadow="none" style:text-underline-style="none" fo:font-weight="normal" style:letter-kerning="true" style:font-family-asian="Arial" style:font-family-generic-asian="swiss" style:font-pitch-asian="variable" style:font-size-asian="12pt" style:language-asian="en" style:country-asian="US" style:font-style-asian="normal" style:font-weight-asian="normal" style:font-family-complex="'DejaVu Sans'" style:font-family-generic-complex="swiss" style:font-pitch-complex="variable" style:font-style-complex="normal" style:font-weight-complex="normal" style:text-emphasize="none"/>
    </style:style>
    <style:style style:name="Заглавие" style:family="graphic">
      <style:paragraph-properties fo:margin-top="0.746cm" fo:margin-bottom="0.374cm" style:text-autospace="none"/>
      <style:text-properties fo:font-family="'Liberation Sans', Arial" style:font-family-generic="swiss" style:font-pitch="variable" fo:font-size="14pt" style:font-family-asian="'DejaVu Sans'" style:font-family-generic-asian="swiss" style:font-pitch-asian="variable" style:font-size-asian="14pt" style:font-family-complex="'DejaVu Sans'" style:font-family-generic-complex="swiss" style:font-pitch-complex="variable"/>
    </style:style>
    <style:style style:name="_201e_O_201e_ƒ_201e__7e__201e__20ac__201e_r_201e__7e__201e__20ac__201e_z_20__201e__201e__201e_u_201e__7b__201e_ƒ_201e__201e_" style:display-name="„O„ƒ„~„€„r„~„€„z „„„u„{„ƒ„„" style:family="graphic">
      <style:paragraph-properties fo:margin-top="0cm" fo:margin-bottom="0.374cm" style:text-autospace="none"/>
    </style:style>
    <style:style style:name="Normal" style:family="graphic">
      <style:paragraph-properties style:text-autospace="none"/>
      <style:text-properties fo:font-family="'Liberation Serif', 'Times New Roman'" style:font-family-generic="roman" style:font-pitch="variable" fo:font-size="12pt" fo:language="en" fo:country="US" style:language-asian="en" style:country-asian="US" style:language-complex="en" style:country-complex="US"/>
    </style:style>
    <style:style style:name="_201e_N_201e_p_201e_x_201e_r_201e_p_201e__7e__201e_y_201e_u" style:display-name="„N„p„x„r„p„~„y„u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size-complex="12pt" style:font-style-complex="italic"/>
    </style:style>
    <style:style style:name="_3f__3f__3f__3f__3f__3f__3f__3f__3f__3f_" style:display-name="??????????" style:family="graphic">
      <style:paragraph-properties fo:margin-left="1.058cm" fo:margin-right="0cm" fo:margin-top="0cm" fo:margin-bottom="0cm" fo:text-align="start" fo:text-indent="-1.058cm" style:text-autospace="none" style:writing-mode="lr-tb"/>
      <style:text-properties style:use-window-font-color="true" style:text-outline="false" style:text-line-through-style="none" fo:font-family="FreeSans" style:font-family-generic="roman" fo:font-size="20pt" fo:language="en" fo:country="US" fo:font-style="normal" fo:text-shadow="none" style:text-underline-style="none" fo:font-weight="normal" style:letter-kerning="true" style:font-family-asian="Arial" style:font-family-generic-asian="swiss" style:font-pitch-asian="variable" style:font-size-asian="12pt" style:language-asian="en" style:country-asian="US" style:font-style-asian="normal" style:font-weight-asian="normal" style:font-family-complex="'DejaVu Sans'" style:font-family-generic-complex="swiss" style:font-pitch-complex="variable" style:font-style-complex="normal" style:font-weight-complex="normal" style:text-emphasize="none"/>
    </style:style>
    <style:style style:name="_3f__3f__3f_" style:display-name="???" style:family="graphic">
      <style:paragraph-properties fo:text-align="start" style:text-autospace="none" style:writing-mode="lr-tb"/>
      <style:text-properties style:use-window-font-color="true" fo:font-family="'Liberation Serif', 'Times New Roman'" style:font-family-generic="roman" style:font-pitch="variable" fo:font-size="12pt" fo:language="en" fo:country="US" style:letter-kerning="true" style:font-family-asian="Arial" style:font-family-generic-asian="swiss" style:font-pitch-asian="variable" style:font-size-asian="12pt" style:language-asian="en" style:country-asian="US" style:font-family-complex="'DejaVu Sans'" style:font-family-generic-complex="swiss" style:font-pitch-complex="variable"/>
    </style:style>
    <style:style style:name="_3f__3f__3f__3f__3f__3f__3f__20__3f__3f__3f__3f_" style:display-name="??????? ????" style:family="graphic">
      <style:paragraph-properties fo:text-align="start" style:text-autospace="none" style:writing-mode="lr-tb"/>
      <style:text-properties style:use-window-font-color="true" fo:font-family="'Liberation Serif', 'Times New Roman'" style:font-family-generic="roman" style:font-pitch="variable" fo:font-size="12pt" fo:language="en" fo:country="US" style:letter-kerning="true" style:font-family-asian="Arial" style:font-family-generic-asian="swiss" style:font-pitch-asian="variable" style:font-size-asian="12pt" style:language-asian="en" style:country-asian="US" style:font-family-complex="'DejaVu Sans'" style:font-family-generic-complex="swiss" style:font-pitch-complex="variable"/>
    </style:style>
    <style:style style:name="_3f__3f__3f__3f__3f__3f__3f__3f__3f__3f__3f__3f_" style:display-name="????????????" style:family="graphic">
      <style:paragraph-properties fo:margin-left="0cm" fo:margin-right="0cm" fo:margin-top="0cm" fo:margin-bottom="0cm" fo:text-align="center" fo:text-indent="0cm" style:text-autospace="none" style:writing-mode="lr-tb"/>
      <style:text-properties style:use-window-font-color="true" style:text-outline="false" style:text-line-through-style="none" fo:font-family="FreeSans" style:font-family-generic="roman" fo:font-size="32pt" fo:language="en" fo:country="US" fo:font-style="normal" fo:text-shadow="none" style:text-underline-style="none" fo:font-weight="normal" style:letter-kerning="true" style:font-family-asian="Arial" style:font-family-generic-asian="swiss" style:font-pitch-asian="variable" style:font-size-asian="12pt" style:language-asian="en" style:country-asian="US" style:font-style-asian="normal" style:font-weight-asian="normal" style:font-family-complex="'DejaVu Sans'" style:font-family-generic-complex="swiss" style:font-pitch-complex="variable" style:font-style-complex="normal" style:font-weight-complex="normal" style:text-emphasize="none"/>
    </style:style>
    <style:style style:name="_3f__3f__3f__3f__3f__3f__3f__3f__3f__20__3f__3f__3f__3f__3f_" style:display-name="????????? ?????" style:family="graphic">
      <style:paragraph-properties fo:margin-left="0cm" fo:margin-right="0cm" fo:margin-top="0cm" fo:margin-bottom="0cm" fo:text-align="start" fo:text-indent="0cm" style:text-autospace="none" style:writing-mode="lr-tb"/>
      <style:text-properties style:use-window-font-color="true" style:text-outline="false" style:text-line-through-style="none" fo:font-family="FreeSans" style:font-family-generic="roman" fo:font-size="18pt" fo:font-style="normal" fo:text-shadow="none" style:text-underline-style="none" fo:font-weight="normal" style:letter-kerning="true" style:font-family-asian="Arial" style:font-family-generic-asian="swiss" style:font-pitch-asian="variable" style:font-size-asian="12pt" style:font-style-asian="normal" style:font-weight-asian="normal" style:font-family-complex="'DejaVu Sans'" style:font-family-generic-complex="swiss" style:font-pitch-complex="variable" style:font-style-complex="normal" style:font-weight-complex="normal" style:text-emphasize="none"/>
    </style:style>
    <style:style style:name="_3f__3f__3f__3f__3f__3f__3f__3f__3f_" style:display-name="?????????" style:family="graphic">
      <style:paragraph-properties fo:margin-left="0cm" fo:margin-right="0cm" fo:margin-top="0.741cm" fo:margin-bottom="0.37cm" fo:text-align="center" fo:text-indent="0cm" style:text-autospace="none" style:writing-mode="lr-tb"/>
      <style:text-properties style:use-window-font-color="true" style:text-outline="false" style:text-line-through-style="none" fo:font-family="FreeSans" style:font-family-generic="roman" fo:font-size="44pt" fo:font-style="normal" fo:text-shadow="none" style:text-underline-style="none" fo:font-weight="normal" style:letter-kerning="true" style:font-family-asian="Arial" style:font-family-generic-asian="swiss" style:font-pitch-asian="variable" style:font-size-asian="12pt" style:font-style-asian="normal" style:font-weight-asian="normal" style:font-family-complex="'DejaVu Sans'" style:font-family-generic-complex="swiss" style:font-pitch-complex="variable" style:font-style-complex="normal" style:font-weight-complex="normal" style:text-emphasize="none"/>
    </style:style>
    <style:style style:name="_3f__3f__3f__3f__3f__3f__3f__3f__20_2" style:display-name="???????? 2" style:family="graphic">
      <style:paragraph-properties fo:margin-left="0cm" fo:margin-right="0.351cm" fo:margin-top="0.178cm" fo:margin-bottom="0.178cm" fo:text-align="center" fo:text-indent="0cm" style:text-autospace="none" style:writing-mode="lr-tb"/>
      <style:text-properties style:use-window-font-color="true" style:text-outline="false" style:text-line-through-style="none" fo:font-family="FreeSans" style:font-family-generic="roman" fo:font-size="18pt" fo:font-style="normal" fo:text-shadow="none" style:text-underline-style="none" fo:font-weight="normal" style:letter-kerning="true" style:font-family-asian="Arial" style:font-family-generic-asian="swiss" style:font-pitch-asian="variable" style:font-size-asian="12pt" style:font-style-asian="normal" style:font-weight-asian="normal" style:font-family-complex="'DejaVu Sans'" style:font-family-generic-complex="swiss" style:font-pitch-complex="variable" style:font-style-complex="normal" style:font-weight-complex="normal" style:text-emphasize="none"/>
    </style:style>
    <style:style style:name="_3f__3f__3f__3f__3f__3f__3f__3f__20_1" style:display-name="???????? 1" style:family="graphic">
      <style:paragraph-properties fo:margin-left="0cm" fo:margin-right="0cm" fo:margin-top="0cm" fo:margin-bottom="0cm" fo:text-align="center" fo:text-indent="0cm" style:text-autospace="none" style:writing-mode="lr-tb"/>
      <style:text-properties style:use-window-font-color="true" style:text-outline="false" style:text-line-through-style="none" fo:font-family="FreeSans" style:font-family-generic="roman" fo:font-size="18pt" fo:font-style="normal" fo:text-shadow="none" style:text-underline-style="none" fo:font-weight="normal" style:letter-kerning="true" style:font-family-asian="Arial" style:font-family-generic-asian="swiss" style:font-pitch-asian="variable" style:font-size-asian="12pt" style:font-style-asian="normal" style:font-weight-asian="normal" style:font-family-complex="'DejaVu Sans'" style:font-family-generic-complex="swiss" style:font-pitch-complex="variable" style:font-style-complex="normal" style:font-weight-complex="normal" style:text-emphasize="none"/>
    </style:style>
    <style:style style:name="_3f__3f__3f__3f__3f__3f__3f__3f_" style:display-name="????????" style:family="graphic">
      <style:paragraph-properties fo:margin-left="0cm" fo:margin-right="0cm" fo:margin-top="0cm" fo:margin-bottom="0cm" fo:text-align="start" fo:text-indent="0cm" style:text-autospace="none" style:writing-mode="lr-tb"/>
      <style:text-properties style:use-window-font-color="true" style:text-outline="false" style:text-line-through-style="none" fo:font-family="FreeSans" style:font-family-generic="roman" fo:font-size="18pt" fo:font-style="normal" fo:text-shadow="none" style:text-underline-style="none" fo:font-weight="normal" style:letter-kerning="true" style:font-family-asian="Arial" style:font-family-generic-asian="swiss" style:font-pitch-asian="variable" style:font-size-asian="12pt" style:font-style-asian="normal" style:font-weight-asian="normal" style:font-family-complex="'DejaVu Sans'" style:font-family-generic-complex="swiss" style:font-pitch-complex="variable" style:font-style-complex="normal" style:font-weight-complex="normal" style:text-emphasize="none"/>
    </style:style>
    <style:style style:name="_3f__3f__3f__3f__3f__3f__20__3f__3f__3f__3f__3f__3f__20__3f__20__3f__3f__3f__3f__3f__3f__3f__3f_" style:display-name="?????? ?????? ? ????????" style:family="graphic">
      <style:paragraph-properties fo:margin-left="0cm" fo:margin-right="0cm" fo:margin-top="0cm" fo:margin-bottom="0cm" fo:text-align="start" fo:text-indent="1.058cm" style:text-autospace="none" style:writing-mode="lr-tb"/>
      <style:text-properties style:use-window-font-color="true" style:text-outline="false" style:text-line-through-style="none" fo:font-family="FreeSans" style:font-family-generic="roman" fo:font-size="18pt" fo:font-style="normal" fo:text-shadow="none" style:text-underline-style="none" fo:font-weight="normal" style:letter-kerning="true" style:font-family-asian="Arial" style:font-family-generic-asian="swiss" style:font-pitch-asian="variable" style:font-size-asian="12pt" style:font-style-asian="normal" style:font-weight-asian="normal" style:font-family-complex="'DejaVu Sans'" style:font-family-generic-complex="swiss" style:font-pitch-complex="variable" style:font-style-complex="normal" style:font-weight-complex="normal" style:text-emphasize="none"/>
    </style:style>
    <style:style style:name="_3f__3f__3f__3f__3f__3f__3f__3f__3f__3f__3f__3f__20__3f__3f__3f__3f__3f__3f__20__3f__3f__20__3f__3f__3f__3f__3f__3f_" style:display-name="???????????? ?????? ?? ??????" style:family="graphic">
      <style:paragraph-properties fo:margin-left="0cm" fo:margin-right="0cm" fo:margin-top="0cm" fo:margin-bottom="0cm" fo:text-align="start" fo:text-indent="0cm" style:text-autospace="none" style:writing-mode="lr-tb"/>
      <style:text-properties style:use-window-font-color="true" style:text-outline="false" style:text-line-through-style="none" fo:font-family="FreeSans" style:font-family-generic="roman" fo:font-size="18pt" fo:font-style="normal" fo:text-shadow="none" style:text-underline-style="none" fo:font-weight="normal" style:letter-kerning="true" style:font-family-asian="Arial" style:font-family-generic-asian="swiss" style:font-pitch-asian="variable" style:font-size-asian="12pt" style:font-style-asian="normal" style:font-weight-asian="normal" style:font-family-complex="'DejaVu Sans'" style:font-family-generic-complex="swiss" style:font-pitch-complex="variable" style:font-style-complex="normal" style:font-weight-complex="normal" style:text-emphasize="none"/>
    </style:style>
    <style:style style:name="_3f__3f__3f__3f__3f__3f__3f__3f__20__3f__3f__3f__3f__3f_" style:display-name="???????? ?????" style:family="graphic">
      <style:paragraph-properties fo:margin-left="0cm" fo:margin-right="0cm" fo:margin-top="0cm" fo:margin-bottom="0cm" fo:text-align="start" fo:text-indent="0cm" style:text-autospace="none" style:writing-mode="lr-tb"/>
      <style:text-properties style:use-window-font-color="true" style:text-outline="false" style:text-line-through-style="none" fo:font-family="FreeSans" style:font-family-generic="roman" fo:font-size="18pt" fo:font-style="normal" fo:text-shadow="none" style:text-underline-style="none" fo:font-weight="normal" style:letter-kerning="true" style:font-family-asian="Arial" style:font-family-generic-asian="swiss" style:font-pitch-asian="variable" style:font-size-asian="12pt" style:font-style-asian="normal" style:font-weight-asian="normal" style:font-family-complex="'DejaVu Sans'" style:font-family-generic-complex="swiss" style:font-pitch-complex="variable" style:font-style-complex="normal" style:font-weight-complex="normal" style:text-emphasize="none"/>
    </style:style>
    <style:style style:name="_3f__3f__3f__3f__3f_" style:display-name="?????" style:family="graphic">
      <style:paragraph-properties fo:margin-left="0cm" fo:margin-right="0cm" fo:margin-top="0cm" fo:margin-bottom="0cm" fo:text-align="start" fo:text-indent="0cm" style:text-autospace="none" style:writing-mode="lr-tb"/>
      <style:text-properties style:use-window-font-color="true" style:text-outline="false" style:text-line-through-style="none" fo:font-family="FreeSans" style:font-family-generic="roman" fo:font-size="18pt" fo:font-style="normal" fo:text-shadow="none" style:text-underline-style="none" fo:font-weight="normal" style:letter-kerning="true" style:font-family-asian="Arial" style:font-family-generic-asian="swiss" style:font-pitch-asian="variable" style:font-size-asian="12pt" style:font-style-asian="normal" style:font-weight-asian="normal" style:font-family-complex="'DejaVu Sans'" style:font-family-generic-complex="swiss" style:font-pitch-complex="variable" style:font-style-complex="normal" style:font-weight-complex="normal" style:text-emphasize="none"/>
    </style:style>
    <style:style style:name="_3f__3f__3f__3f__3f__3f__20__3f__3f__3f__20__3f__3f__3f__3f__3f__3f__3f_" style:display-name="?????? ??? ???????" style:family="graphic">
      <style:paragraph-properties fo:margin-left="0cm" fo:margin-right="0cm" fo:margin-top="0cm" fo:margin-bottom="0cm" fo:text-align="start" fo:text-indent="0cm" style:text-autospace="none" style:writing-mode="lr-tb"/>
      <style:text-properties style:use-window-font-color="true" style:text-outline="false" style:text-line-through-style="none" fo:font-family="FreeSans" style:font-family-generic="roman" fo:font-size="18pt" fo:font-style="normal" fo:text-shadow="none" style:text-underline-style="none" fo:font-weight="normal" style:letter-kerning="true" style:font-family-asian="Arial" style:font-family-generic-asian="swiss" style:font-pitch-asian="variable" style:font-size-asian="12pt" style:font-style-asian="normal" style:font-weight-asian="normal" style:font-family-complex="'DejaVu Sans'" style:font-family-generic-complex="swiss" style:font-pitch-complex="variable" style:font-style-complex="normal" style:font-weight-complex="normal" style:text-emphasize="none"/>
    </style:style>
    <style:style style:name="_3f__3f__3f__3f__3f__3f__20__3f__20__3f__3f__3f__3f__3f_" style:display-name="?????? ? ?????" style:family="graphic">
      <style:paragraph-properties fo:margin-left="0cm" fo:margin-right="0cm" fo:margin-top="0cm" fo:margin-bottom="0cm" fo:text-align="start" fo:text-indent="0cm" style:text-autospace="none" style:writing-mode="lr-tb"/>
      <style:text-properties style:use-window-font-color="true" style:text-outline="false" style:text-line-through-style="none" fo:font-family="FreeSans" style:font-family-generic="roman" fo:font-size="18pt" fo:font-style="normal" fo:text-shadow="none" style:text-underline-style="none" fo:font-weight="normal" style:letter-kerning="true" style:font-family-asian="Arial" style:font-family-generic-asian="swiss" style:font-pitch-asian="variable" style:font-size-asian="12pt" style:font-style-asian="normal" style:font-weight-asian="normal" style:font-family-complex="'DejaVu Sans'" style:font-family-generic-complex="swiss" style:font-pitch-complex="variable" style:font-style-complex="normal" style:font-weight-complex="normal" style:text-emphasize="none"/>
    </style:style>
    <style:style style:name="_3f__3f__3f__3f__3f__3f__20__3f__3f__20__3f__3f__3f__3f__3f__3f__3f__3f_" style:display-name="?????? ?? ????????" style:family="graphic">
      <style:paragraph-properties fo:margin-left="0cm" fo:margin-right="0cm" fo:margin-top="0cm" fo:margin-bottom="0cm" fo:text-align="start" fo:text-indent="0cm" style:text-autospace="none" style:writing-mode="lr-tb"/>
      <style:text-properties style:use-window-font-color="true" style:text-outline="false" style:text-line-through-style="none" fo:font-family="FreeSans" style:font-family-generic="roman" fo:font-size="18pt" fo:font-style="normal" fo:text-shadow="none" style:text-underline-style="none" fo:font-weight="normal" style:letter-kerning="true" style:font-family-asian="Arial" style:font-family-generic-asian="swiss" style:font-pitch-asian="variable" style:font-size-asian="12pt" style:font-style-asian="normal" style:font-weight-asian="normal" style:font-family-complex="'DejaVu Sans'" style:font-family-generic-complex="swiss" style:font-pitch-complex="variable" style:font-style-complex="normal" style:font-weight-complex="normal" style:text-emphasize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5-08T01:32:42</meta:creation-date>
    <meta:generator>LibreOffice/3.5$Linux_x86 LibreOffice_project/350m1$Build-2</meta:generator>
    <dc:date>2013-05-27T19:30:29</dc:date>
    <meta:editing-duration>P1DT14H1M25S</meta:editing-duration>
    <meta:editing-cycles>185</meta:editing-cycles>
    <dc:creator>Michael</dc:creator>
    <meta:document-statistic meta:object-count="344"/>
  </office:meta>
</office:document-meta>
</file>